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fo:keep-with-next="auto"/>
    </style:style>
    <style:style style:name="Tabla5.A" style:family="table-column">
      <style:table-column-properties style:column-width="6.244cm" style:rel-column-width="24073*"/>
    </style:style>
    <style:style style:name="Tabla5.B" style:family="table-column">
      <style:table-column-properties style:column-width="10.754cm" style:rel-column-width="41462*"/>
    </style:style>
    <style:style style:name="Tabla5.1" style:family="table-row">
      <style:table-row-properties style:keep-together="false" fo:keep-together="always"/>
    </style:style>
    <style:style style:name="Tabla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ffcc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 fo:font-size="10pt" style:font-size-asian="10pt" style:font-size-complex="10pt"/>
    </style:style>
    <style:style style:name="P11" style:family="paragraph" style:parent-style-name="Table_20_Contents">
      <style:text-properties style:font-name="DejaVu Sans Mono1" fo:font-size="10pt" style:font-size-asian="10pt" style:font-size-complex="10pt"/>
    </style:style>
    <style:style style:name="P12" style:family="paragraph" style:parent-style-name="Table_20_Contents">
      <style:text-properties style:font-name="DejaVu Sans Mono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officeooo:paragraph-rsid="0015d5d0"/>
    </style:style>
    <style:style style:name="P15" style:family="paragraph" style:parent-style-name="Table_20_Contents">
      <style:text-properties officeooo:paragraph-rsid="00192618"/>
    </style:style>
    <style:style style:name="P16" style:family="paragraph" style:parent-style-name="Footer">
      <style:paragraph-properties fo:text-align="center" style:justify-single-word="false"/>
    </style:style>
    <style:style style:name="P17"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8"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9"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20"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size="44pt" fo:font-weight="bold" style:font-size-asian="44pt" style:font-weight-asian="bold" style:font-size-complex="44pt" style:font-weight-complex="bold"/>
    </style:style>
    <style:style style:name="P23"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text-properties fo:font-size="12pt" fo:font-weight="bold" style:font-size-asian="12pt" style:font-weight-asian="bold" style:font-size-complex="12pt" style:font-weight-complex="bold"/>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style:font-name="DejaVu Sans Mono1" fo:font-size="10pt" style:font-size-asian="10pt" style:font-size-complex="10pt"/>
    </style:style>
    <style:style style:name="P28" style:family="paragraph" style:parent-style-name="Standard">
      <style:text-properties style:font-name="DejaVu Sans Mono1" fo:font-size="10pt" style:font-name-asian="DejaVu Sans1" style:font-size-asian="10pt" style:font-name-complex="DejaVu Sans1" style:font-size-complex="10pt"/>
    </style:style>
    <style:style style:name="P29" style:family="paragraph" style:parent-style-name="Standard">
      <style:text-properties style:font-name="DejaVu Sans" fo:font-size="10pt" style:font-name-asian="DejaVu Sans" style:font-size-asian="10pt" style:font-name-complex="DejaVu Sans" style:font-size-complex="10pt"/>
    </style:style>
    <style:style style:name="P30" style:family="paragraph" style:parent-style-name="Standard">
      <style:paragraph-properties fo:text-align="center" style:justify-single-word="false"/>
      <style:text-properties officeooo:paragraph-rsid="0015d5d0"/>
    </style:style>
    <style:style style:name="P31" style:family="paragraph" style:parent-style-name="Standard">
      <style:paragraph-properties fo:text-align="center" style:justify-single-word="false"/>
      <style:text-properties officeooo:paragraph-rsid="001b42c0"/>
    </style:style>
    <style:style style:name="P32" style:family="paragraph" style:parent-style-name="Standard">
      <style:paragraph-properties fo:text-align="start" style:justify-single-word="false"/>
      <style:text-properties officeooo:paragraph-rsid="0015d5d0"/>
    </style:style>
    <style:style style:name="P33" style:family="paragraph" style:parent-style-name="Standard">
      <style:paragraph-properties fo:text-align="start" style:justify-single-word="false"/>
      <style:text-properties style:font-name="Liberation Serif" fo:font-size="12pt" officeooo:paragraph-rsid="001b42c0" style:font-size-asian="10.5pt" style:font-size-complex="12pt"/>
    </style:style>
    <style:style style:name="P34" style:family="paragraph" style:parent-style-name="Standard">
      <style:paragraph-properties fo:text-align="start" style:justify-single-word="false"/>
      <style:text-properties style:font-name="Liberation Serif" fo:font-size="12pt" officeooo:paragraph-rsid="001c1e60" style:font-name-asian="Monospace" style:font-size-asian="10.5pt" style:font-name-complex="Monospace" style:font-size-complex="12pt"/>
    </style:style>
    <style:style style:name="P35" style:family="paragraph" style:parent-style-name="Standard">
      <style:paragraph-properties fo:text-align="start" style:justify-single-word="false"/>
      <style:text-properties style:font-name="Monospace" fo:font-size="10pt" officeooo:paragraph-rsid="001b42c0" style:font-name-asian="Monospace" style:font-size-asian="10pt" style:font-name-complex="Monospace" style:font-size-complex="10pt"/>
    </style:style>
    <style:style style:name="P36" style:family="paragraph" style:parent-style-name="Standard">
      <style:paragraph-properties fo:text-align="start" style:justify-single-word="false"/>
      <style:text-properties style:use-window-font-color="true" style:font-name="Liberation Serif" fo:font-size="12pt" officeooo:paragraph-rsid="001c1e60" style:font-name-asian="Monospace" style:font-size-asian="10.5pt" style:font-name-complex="Monospace" style:font-size-complex="12pt"/>
    </style:style>
    <style:style style:name="P37" style:family="paragraph" style:parent-style-name="Preformatted_20_Text">
      <style:text-properties fo:font-weight="normal" style:font-weight-asian="normal" style:font-weight-complex="normal"/>
    </style:style>
    <style:style style:name="P38" style:family="paragraph" style:parent-style-name="Preformatted_20_Text">
      <style:paragraph-properties fo:margin-top="0cm" fo:margin-bottom="0.499cm"/>
    </style:style>
    <style:style style:name="P39" style:family="paragraph" style:parent-style-name="Preformatted_20_Text">
      <style:paragraph-properties fo:margin-top="0cm" fo:margin-bottom="0.499cm"/>
      <style:text-properties fo:font-weight="normal" style:font-weight-asian="normal" style:font-weight-complex="normal"/>
    </style:style>
    <style:style style:name="P40" style:family="paragraph" style:parent-style-name="Preformatted_20_Text">
      <style:paragraph-properties fo:margin-top="0cm" fo:margin-bottom="0.499cm"/>
      <style:text-properties style:text-underline-style="none" fo:font-weight="normal" style:font-weight-asian="normal" style:font-weight-complex="normal"/>
    </style:style>
    <style:style style:name="P41"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42" style:family="paragraph" style:parent-style-name="Preformatted_20_Text">
      <style:paragraph-properties fo:margin-top="0cm" fo:margin-bottom="0.499cm" fo:text-align="start" style:justify-single-word="false"/>
      <style:text-properties fo:color="#000000"/>
    </style:style>
    <style:style style:name="P43" style:family="paragraph" style:parent-style-name="Preformatted_20_Text">
      <style:paragraph-properties fo:margin-top="0cm" fo:margin-bottom="0.499cm"/>
      <style:text-properties style:font-name="Liberation Serif" fo:font-size="12pt" style:font-size-asian="10.5pt" style:font-size-complex="12pt"/>
    </style:style>
    <style:style style:name="P44"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45"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46"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47" style:family="paragraph" style:parent-style-name="Preformatted_20_Text">
      <style:paragraph-properties fo:margin-top="0cm" fo:margin-bottom="0.499cm"/>
      <style:text-properties fo:font-style="normal" style:font-style-asian="normal" style:font-style-complex="normal"/>
    </style:style>
    <style:style style:name="P48"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4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5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5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52"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5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54"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55" style:family="paragraph" style:parent-style-name="Preformatted_20_Text" style:master-page-name="">
      <style:paragraph-properties fo:margin-left="1cm" fo:margin-right="1cm" fo:margin-top="0.499cm" fo:margin-bottom="0cm" fo:text-indent="0cm" style:auto-text-indent="false" style:page-number="auto" fo:background-color="#b3b3b3" style:shadow="none">
        <style:background-image/>
      </style:paragraph-properties>
    </style:style>
    <style:style style:name="P56" style:family="paragraph" style:parent-style-name="Preformatted_20_Text" style:master-page-name="">
      <style:paragraph-properties fo:margin-left="1cm" fo:margin-right="1cm" fo:margin-top="0.499cm" fo:margin-bottom="0cm" fo:text-indent="0cm" style:auto-text-indent="false" style:page-number="auto" fo:background-color="#b3b3b3" style:shadow="none">
        <style:background-image/>
      </style:paragraph-properties>
      <style:text-properties officeooo:paragraph-rsid="001b42c0"/>
    </style:style>
    <style:style style:name="P57" style:family="paragraph" style:parent-style-name="Standard">
      <style:paragraph-properties fo:text-align="center" style:justify-single-word="false" fo:break-before="page"/>
      <style:text-properties fo:font-weight="bold" style:font-weight-asian="bold" style:font-weight-complex="bold"/>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64"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65" style:family="paragraph" style:parent-style-name="Preformatted_20_Text">
      <style:paragraph-properties fo:margin-left="0cm" fo:margin-right="0cm" fo:margin-top="0cm" fo:margin-bottom="0.499cm" fo:line-height="100%" fo:text-indent="0cm" style:auto-text-indent="false" fo:background-color="#ffff99" fo:padding="0.049cm" fo:border="0.002cm solid #000000" style:shadow="none">
        <style:background-image/>
      </style:paragraph-properties>
      <style:text-properties officeooo:paragraph-rsid="001ddf14"/>
    </style:style>
    <style:style style:name="P66"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67"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68"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69" style:family="paragraph" style:parent-style-name="Preformatted_20_Text">
      <style:paragraph-properties fo:margin-left="1.251cm" fo:margin-right="0cm" fo:margin-top="0cm" fo:margin-bottom="0cm" fo:text-indent="0cm" style:auto-text-indent="false"/>
      <style:text-properties style:font-name="DejaVu Sans Mono" fo:font-size="10pt" fo:font-style="normal" style:font-size-asian="10pt" style:font-style-asian="normal" style:font-size-complex="10pt" style:font-style-complex="normal"/>
    </style:style>
    <style:style style:name="P70" style:family="paragraph" style:parent-style-name="Table_20_Contents">
      <style:paragraph-properties fo:margin-left="1.251cm" fo:margin-right="0cm" fo:text-indent="0cm" style:auto-text-indent="false"/>
      <style:text-properties officeooo:paragraph-rsid="00192618"/>
    </style:style>
    <style:style style:name="P71"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72" style:family="paragraph" style:parent-style-name="Text_20_body">
      <style:paragraph-properties fo:margin-top="0cm" fo:margin-bottom="0cm"/>
      <style:text-properties style:font-name="DejaVu Sans Mono" fo:font-size="10pt" style:font-size-asian="10pt" style:font-size-complex="10pt"/>
    </style:style>
    <style:style style:name="P73" style:family="paragraph" style:parent-style-name="Text_20_body">
      <style:paragraph-properties fo:margin-top="0.499cm" fo:margin-bottom="0.499cm"/>
    </style:style>
    <style:style style:name="P74" style:family="paragraph" style:parent-style-name="Text_20_body">
      <style:paragraph-properties fo:margin-top="0.499cm" fo:margin-bottom="0cm"/>
    </style:style>
    <style:style style:name="P75" style:family="paragraph" style:parent-style-name="Preformatted_20_Text">
      <style:paragraph-properties fo:margin-top="0.499cm" fo:margin-bottom="0cm"/>
      <style:text-properties style:font-name="Liberation Serif" fo:font-size="12pt" fo:font-style="normal" style:font-size-asian="12pt" style:font-style-asian="normal" style:font-size-complex="12pt" style:font-style-complex="normal"/>
    </style:style>
    <style:style style:name="P76" style:family="paragraph" style:parent-style-name="Text_20_body">
      <style:text-properties officeooo:paragraph-rsid="00142a7c"/>
    </style:style>
    <style:style style:name="P77" style:family="paragraph" style:parent-style-name="Text_20_body">
      <style:text-properties officeooo:paragraph-rsid="00195661"/>
    </style:style>
    <style:style style:name="P78" style:family="paragraph" style:parent-style-name="Standard" style:list-style-name="L1"/>
    <style:style style:name="P79" style:family="paragraph" style:parent-style-name="Standard" style:list-style-name="L1">
      <style:text-properties fo:font-size="12pt" style:font-size-asian="12pt" style:font-size-complex="12pt"/>
    </style:style>
    <style:style style:name="P80" style:family="paragraph" style:parent-style-name="Standard" style:list-style-name="L2"/>
    <style:style style:name="P81" style:family="paragraph" style:parent-style-name="Standard" style:list-style-name="L3"/>
    <style:style style:name="P82" style:family="paragraph" style:parent-style-name="Standard">
      <style:paragraph-properties fo:text-align="center" style:justify-single-word="false"/>
      <style:text-properties style:font-name="DejaVu Sans" fo:font-size="10pt" fo:font-style="normal" fo:font-weight="normal" officeooo:rsid="001b42c0" officeooo:paragraph-rsid="001b42c0"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1b42c0" officeooo:paragraph-rsid="001b42c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8080" style:font-name="Monospace" fo:font-size="10pt" fo:font-style="normal" fo:font-weight="normal" officeooo:rsid="001b42c0" officeooo:paragraph-rsid="001b42c0" style:font-name-asian="Monospace" style:font-size-asian="10pt" style:font-style-asian="normal" style:font-weight-asian="normal" style:font-name-complex="Monospace" style:font-size-complex="10pt" style:font-style-complex="normal" style:font-weight-complex="normal"/>
    </style:style>
    <style:style style:name="P85" style:family="paragraph" style:parent-style-name="Standard">
      <style:paragraph-properties fo:text-align="start" style:justify-single-word="false"/>
      <style:text-properties style:use-window-font-color="true" style:font-name="Liberation Serif" fo:font-size="12pt" fo:font-style="normal" fo:font-weight="normal" officeooo:rsid="001b42c0" officeooo:paragraph-rsid="001b42c0" style:font-name-asian="Monospace" style:font-size-asian="10.5pt" style:font-style-asian="normal" style:font-weight-asian="normal" style:font-name-complex="Monospace" style:font-size-complex="12pt" style:font-style-complex="normal" style:font-weight-complex="normal"/>
    </style:style>
    <style:style style:name="P86" style:family="paragraph" style:parent-style-name="Standard">
      <style:paragraph-properties fo:text-align="start" style:justify-single-word="false"/>
      <style:text-properties style:use-window-font-color="true" style:font-name="Liberation Serif" fo:font-size="12pt" fo:font-style="normal" fo:font-weight="normal" officeooo:rsid="001c1e60" officeooo:paragraph-rsid="001c1e60" style:font-name-asian="Monospace" style:font-size-asian="10.5pt" style:font-style-asian="normal" style:font-weight-asian="normal" style:font-name-complex="Monospace" style:font-size-complex="12pt" style:font-style-complex="normal" style:font-weight-complex="normal"/>
    </style:style>
    <style:style style:name="P87" style:family="paragraph" style:parent-style-name="Standard">
      <style:paragraph-properties fo:text-align="start" style:justify-single-word="false"/>
      <style:text-properties style:use-window-font-color="true" style:font-name="Liberation Serif" fo:font-size="12pt" fo:font-style="normal" fo:font-weight="normal" officeooo:rsid="001f8816" officeooo:paragraph-rsid="001f8816" style:font-name-asian="Monospace" style:font-size-asian="10.5pt" style:font-style-asian="normal" style:font-weight-asian="normal" style:font-name-complex="Monospace" style:font-size-complex="12pt" style:font-style-complex="normal" style:font-weight-complex="normal"/>
    </style:style>
    <style:style style:name="P88" style:family="paragraph" style:parent-style-name="Text_20_body" style:list-style-name="L5">
      <style:text-properties officeooo:rsid="0015d5d0" officeooo:paragraph-rsid="0015d5d0"/>
    </style:style>
    <style:style style:name="P89" style:family="paragraph" style:parent-style-name="Text_20_body">
      <style:text-properties officeooo:rsid="00142a7c" officeooo:paragraph-rsid="0015d5d0"/>
    </style:style>
    <style:style style:name="P90" style:family="paragraph" style:parent-style-name="Text_20_body">
      <style:text-properties officeooo:rsid="00192618" officeooo:paragraph-rsid="00192618"/>
    </style:style>
    <style:style style:name="P91" style:family="paragraph" style:parent-style-name="Text_20_body" style:list-style-name="L4">
      <style:paragraph-properties fo:margin-top="0.499cm" fo:margin-bottom="0cm"/>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Heading_20_1">
      <style:text-properties officeooo:rsid="00142a7c" officeooo:paragraph-rsid="00142a7c"/>
    </style:style>
    <style:style style:name="P94" style:family="paragraph" style:parent-style-name="Heading_20_1">
      <style:paragraph-properties fo:margin-top="0.499cm" fo:margin-bottom="0cm"/>
    </style:style>
    <style:style style:name="P95" style:family="paragraph" style:parent-style-name="Table_20_Contents" style:list-style-name="L5"/>
    <style:style style:name="P96" style:family="paragraph" style:parent-style-name="Table_20_Contents">
      <style:text-properties style:font-name="DejaVu Sans Mono" fo:font-size="10pt" officeooo:rsid="0015d5d0" style:font-name-asian="Liberation Serif1" style:font-size-asian="10pt" style:font-name-complex="Liberation Serif1" style:font-size-complex="10pt"/>
    </style:style>
    <style:style style:name="P97" style:family="paragraph" style:parent-style-name="Table_20_Contents">
      <style:text-properties style:font-name="Liberation Serif1" officeooo:rsid="0015d5d0" officeooo:paragraph-rsid="00195661" style:font-name-asian="Liberation Serif1" style:font-name-complex="Liberation Serif1"/>
    </style:style>
    <style:style style:name="P98" style:family="paragraph" style:parent-style-name="Table_20_Contents" style:list-style-name="L6">
      <style:text-properties officeooo:paragraph-rsid="0015d5d0"/>
    </style:style>
    <style:style style:name="P99" style:family="paragraph" style:parent-style-name="Contents_20_Heading">
      <style:paragraph-properties fo:break-before="page"/>
    </style:style>
    <style:style style:name="P100" style:family="paragraph" style:parent-style-name="Heading_20_2">
      <style:paragraph-properties fo:margin-top="0.423cm" fo:margin-bottom="0.212cm" fo:keep-with-next="always"/>
    </style:style>
    <style:style style:name="P101"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P102" style:family="paragraph" style:parent-style-name="Heading_20_2">
      <style:paragraph-properties fo:margin-top="0.499cm" fo:margin-bottom="0cm"/>
    </style:style>
    <style:style style:name="P10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color="#000000" style:font-name="DejaVu Sans" fo:font-size="10pt" fo:font-style="normal" fo:font-weight="normal" officeooo:rsid="00192618" fo:background-color="#b3b3b3" style:font-name-asian="Liberation Serif1" style:font-size-asian="10pt" style:font-style-asian="normal" style:font-weight-asian="normal" style:font-name-complex="Liberation Serif1" style:font-size-complex="10pt" style:font-style-complex="normal" style:font-weight-complex="normal"/>
    </style:style>
    <style:style style:name="T24" style:family="text">
      <style:text-properties fo:color="#000000" style:font-name="Monospace" fo:font-size="10pt" fo:font-style="normal" fo:font-weight="normal" officeooo:rsid="001c1e60" style:font-size-asian="10pt" style:font-style-asian="normal" style:font-weight-asian="normal" style:font-size-complex="10pt" style:font-style-complex="normal"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2pt" style:font-size-complex="12pt"/>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15d5d0" style:font-style-asian="italic" style:font-style-complex="italic"/>
    </style:style>
    <style:style style:name="T30" style:family="text">
      <style:text-properties style:font-name="DejaVu Sans Mono1" fo:font-size="10pt" style:font-size-asian="10pt" style:font-size-complex="10pt"/>
    </style:style>
    <style:style style:name="T31" style:family="text">
      <style:text-properties style:font-name="DejaVu Sans" style:font-name-asian="DejaVu Sans" style:font-name-complex="DejaVu Sans"/>
    </style:style>
    <style:style style:name="T32" style:family="text">
      <style:text-properties style:font-name="DejaVu Sans" fo:font-style="normal" fo:font-weight="normal" officeooo:rsid="0015d5d0" style:font-style-asian="normal" style:font-weight-asian="normal" style:font-style-complex="normal" style:font-weight-complex="normal"/>
    </style:style>
    <style:style style:name="T33" style:family="text">
      <style:text-properties style:font-name="DejaVu Sans" fo:font-size="10pt" fo:font-style="normal" fo:font-weight="normal" officeooo:rsid="0015d5d0" style:font-size-asian="10pt" style:font-style-asian="normal" style:font-weight-asian="normal" style:font-size-complex="10pt" style:font-style-complex="normal" style:font-weight-complex="normal"/>
    </style:style>
    <style:style style:name="T34" style:family="text">
      <style:text-properties style:font-name="DejaVu Sans" fo:font-size="10pt" fo:font-style="normal" fo:font-weight="normal" officeooo:rsid="001b42c0" style:font-size-asian="10pt" style:font-style-asian="normal" style:font-weight-asian="normal" style:font-size-complex="10pt" style:font-style-complex="normal" style:font-weight-complex="normal"/>
    </style:style>
    <style:style style:name="T35" style:family="text">
      <style:text-properties style:font-name="DejaVu Sans" fo:font-size="10pt" fo:font-style="normal" fo:font-weight="normal" officeooo:rsid="001ddf14" style:font-size-asian="10pt" style:font-style-asian="normal" style:font-weight-asian="normal" style:font-size-complex="10pt" style:font-style-complex="normal" style:font-weight-complex="normal"/>
    </style:style>
    <style:style style:name="T36" style:family="text">
      <style:text-properties style:font-name="DejaVu Sans" fo:font-size="10pt" fo:font-style="normal" fo:font-weight="normal" officeooo:rsid="00178ae3" style:font-name-asian="Liberation Serif1" style:font-size-asian="10pt" style:font-style-asian="normal" style:font-weight-asian="normal" style:font-name-complex="Liberation Serif1" style:font-size-complex="10pt" style:font-style-complex="normal" style:font-weight-complex="normal"/>
    </style:style>
    <style:style style:name="T37" style:family="text">
      <style:text-properties style:font-name="DejaVu Sans" fo:font-size="10pt" officeooo:rsid="00195661" style:font-size-asian="10pt" style:font-size-complex="10pt"/>
    </style:style>
    <style:style style:name="T38" style:family="text">
      <style:text-properties style:font-name-asian="DejaVu Sans1" style:font-name-complex="DejaVu Sans1"/>
    </style:style>
    <style:style style:name="T39" style:family="text">
      <style:text-properties fo:color="#3f5fbf"/>
    </style:style>
    <style:style style:name="T40" style:family="text">
      <style:text-properties fo:color="#3f3fbf"/>
    </style:style>
    <style:style style:name="T41" style:family="text">
      <style:text-properties fo:color="#646464"/>
    </style:style>
    <style:style style:name="T42" style:family="text">
      <style:text-properties fo:color="#7f0055" fo:font-weight="bold" style:font-weight-asian="bold" style:font-weight-complex="bold"/>
    </style:style>
    <style:style style:name="T43" style:family="text">
      <style:text-properties fo:font-style="normal" fo:font-weight="normal" fo:background-color="#0084d1" style:font-style-asian="normal" style:font-weight-asian="normal" style:font-style-complex="normal" style:font-weight-complex="normal"/>
    </style:style>
    <style:style style:name="T44" style:family="text">
      <style:text-properties fo:font-style="normal" fo:font-weight="normal" officeooo:rsid="001b42c0" style:font-style-asian="normal" style:font-weight-asian="normal" style:font-style-complex="normal" style:font-weight-complex="normal"/>
    </style:style>
    <style:style style:name="T45" style:family="text">
      <style:text-properties fo:font-style="normal" fo:font-weight="normal" officeooo:rsid="001c1e60" style:font-style-asian="normal" style:font-weight-asian="normal" style:font-style-complex="normal" style:font-weight-complex="normal"/>
    </style:style>
    <style:style style:name="T46" style:family="text">
      <style:text-properties fo:font-style="normal" fo:font-weight="normal" officeooo:rsid="001ddf14" style:font-style-asian="normal" style:font-weight-asian="normal" style:font-style-complex="normal" style:font-weight-complex="normal"/>
    </style:style>
    <style:style style:name="T47" style:family="text">
      <style:text-properties fo:color="#2a00ff"/>
    </style:style>
    <style:style style:name="T48" style:family="text">
      <style:text-properties fo:color="#2a00ff" fo:font-style="italic" fo:font-weight="normal" officeooo:rsid="001b42c0" style:font-style-asian="italic" style:font-weight-asian="normal" style:font-style-complex="italic" style:font-weight-complex="normal"/>
    </style:style>
    <style:style style:name="T49" style:family="text">
      <style:text-properties fo:color="#2a00ff" style:font-name="Monospace" fo:font-size="10pt" fo:font-style="normal" fo:font-weight="normal" officeooo:rsid="001c1e60" style:font-size-asian="10pt" style:font-style-asian="normal" style:font-weight-asian="normal" style:font-size-complex="10pt" style:font-style-complex="normal" style:font-weight-complex="normal"/>
    </style:style>
    <style:style style:name="T50" style:family="text">
      <style:text-properties style:font-name="Liberation Serif"/>
    </style:style>
    <style:style style:name="T51" style:family="text">
      <style:text-properties style:font-name="Liberation Serif" fo:font-size="12pt" fo:font-style="italic" style:font-size-asian="12pt" style:font-style-asian="italic" style:font-size-complex="12pt" style:font-style-complex="italic"/>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fo:font-style="normal" fo:font-weight="normal" officeooo:rsid="0015d5d0" style:font-name-asian="Liberation Serif1" style:font-size-asian="10.5pt" style:font-style-asian="normal" style:font-weight-asian="normal" style:font-name-complex="Liberation Serif1" style:font-size-complex="12pt" style:font-style-complex="normal" style:font-weight-complex="normal"/>
    </style:style>
    <style:style style:name="T54" style:family="text">
      <style:text-properties style:font-name="Liberation Serif" fo:font-size="12pt" fo:font-style="normal" fo:font-weight="normal" officeooo:rsid="00178ae3" style:font-name-asian="Liberation Serif1" style:font-size-asian="10.5pt" style:font-style-asian="normal" style:font-weight-asian="normal" style:font-name-complex="Liberation Serif1" style:font-size-complex="12pt" style:font-style-complex="normal" style:font-weight-complex="normal"/>
    </style:style>
    <style:style style:name="T55" style:family="text">
      <style:text-properties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56" style:family="text">
      <style:text-properties style:font-name="Liberation Serif" fo:font-size="12pt" officeooo:rsid="00195661" style:font-size-asian="10.5pt" style:font-size-complex="12pt"/>
    </style:style>
    <style:style style:name="T57" style:family="text">
      <style:text-properties style:font-name="Liberation Serif" fo:font-style="normal" fo:font-weight="normal" officeooo:rsid="0015d5d0" style:font-style-asian="normal" style:font-weight-asian="normal" style:font-style-complex="normal" style:font-weight-complex="normal"/>
    </style:style>
    <style:style style:name="T58" style:family="text">
      <style:text-properties style:font-name="Liberation Serif" officeooo:rsid="00195661"/>
    </style:style>
    <style:style style:name="T59" style:family="text">
      <style:text-properties style:font-name="DejaVu Sans Mono" fo:font-size="10pt" style:font-size-asian="10pt" style:font-size-complex="10pt"/>
    </style:style>
    <style:style style:name="T60" style:family="text">
      <style:text-properties style:font-name="DejaVu Sans Mono" fo:font-size="10pt" officeooo:rsid="0015d5d0" style:font-size-asian="10pt" style:font-size-complex="10pt"/>
    </style:style>
    <style:style style:name="T61" style:family="text">
      <style:text-properties style:font-name="DejaVu Sans Mono" fo:font-size="10pt" officeooo:rsid="0015d5d0" style:font-name-asian="Liberation Serif1" style:font-size-asian="10pt" style:font-name-complex="Liberation Serif1" style:font-size-complex="10pt"/>
    </style:style>
    <style:style style:name="T62" style:family="text">
      <style:text-properties style:font-name="DejaVu Sans Mono" fo:font-size="10pt" fo:font-style="normal" fo:font-weight="normal" officeooo:rsid="0015d5d0" style:font-name-asian="Liberation Serif1" style:font-size-asian="10pt" style:font-style-asian="normal" style:font-weight-asian="normal" style:font-name-complex="Liberation Serif1" style:font-size-complex="10pt" style:font-style-complex="normal" style:font-weight-complex="normal"/>
    </style:style>
    <style:style style:name="T63" style:family="text">
      <style:text-properties fo:background-color="#cccccc"/>
    </style:style>
    <style:style style:name="T64" style:family="text">
      <style:text-properties officeooo:rsid="00142a7c"/>
    </style:style>
    <style:style style:name="T65" style:family="text">
      <style:text-properties officeooo:rsid="0015d5d0"/>
    </style:style>
    <style:style style:name="T66" style:family="text">
      <style:text-properties style:font-name="Liberation Serif1" officeooo:rsid="0015d5d0" style:font-name-asian="Liberation Serif1" style:font-name-complex="Liberation Serif1"/>
    </style:style>
    <style:style style:name="T67" style:family="text">
      <style:text-properties fo:font-size="10pt" fo:font-style="normal" fo:font-weight="normal" officeooo:rsid="0015d5d0" style:font-name-asian="Liberation Serif1" style:font-size-asian="10pt" style:font-style-asian="normal" style:font-weight-asian="normal" style:font-name-complex="Liberation Serif1" style:font-size-complex="10pt" style:font-style-complex="normal" style:font-weight-complex="normal"/>
    </style:style>
    <style:style style:name="T68" style:family="text">
      <style:text-properties fo:color="#0000ff" style:font-name="Monospace" fo:font-size="10pt" fo:font-style="normal" fo:font-weight="normal" officeooo:rsid="00192618" style:font-name-asian="Monospace" style:font-size-asian="10pt" style:font-style-asian="normal" style:font-weight-asian="normal" style:font-name-complex="Monospace" style:font-size-complex="10pt" style:font-style-complex="normal" style:font-weight-complex="normal"/>
    </style:style>
    <style:style style:name="T69" style:family="text">
      <style:text-properties fo:color="#0000ff"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70" style:family="text">
      <style:text-properties style:use-window-font-color="true"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71" style:family="text">
      <style:text-properties style:use-window-font-color="true" style:font-name="Liberation Serif" fo:font-size="12pt" fo:font-style="normal" fo:font-weight="normal" officeooo:rsid="001b42c0" style:font-name-asian="Liberation Serif1" style:font-size-asian="10.5pt" style:font-style-asian="normal" style:font-weight-asian="normal" style:font-name-complex="Liberation Serif1" style:font-size-complex="12pt" style:font-style-complex="normal" style:font-weight-complex="normal"/>
    </style:style>
    <style:style style:name="T72" style:family="text">
      <style:text-properties style:use-window-font-color="true" style:font-name="DejaVu Sans" fo:font-size="10pt" fo:font-style="normal" fo:font-weight="normal" officeooo:rsid="00192618" style:font-name-asian="Liberation Serif1" style:font-size-asian="10pt" style:font-style-asian="normal" style:font-weight-asian="normal" style:font-name-complex="Liberation Serif1" style:font-size-complex="10pt" style:font-style-complex="normal" style:font-weight-complex="normal"/>
    </style:style>
    <style:style style:name="T73" style:family="text">
      <style:text-properties style:use-window-font-color="true" style:font-name="DejaVu Sans" fo:font-size="10pt" fo:font-style="normal" fo:font-weight="normal" officeooo:rsid="001c1e60" style:font-size-asian="10pt" style:font-style-asian="normal" style:font-weight-asian="normal" style:font-size-complex="10pt" style:font-style-complex="normal" style:font-weight-complex="normal"/>
    </style:style>
    <style:style style:name="T74" style:family="text">
      <style:text-properties style:use-window-font-color="true" fo:font-style="normal" fo:font-weight="normal" officeooo:rsid="001c1e60" style:font-style-asian="normal" style:font-weight-asian="normal" style:font-style-complex="normal" style:font-weight-complex="normal"/>
    </style:style>
    <style:style style:name="T75" style:family="text">
      <style:text-properties style:use-window-font-color="true" fo:font-style="normal" fo:font-weight="normal" officeooo:rsid="001c1e60" style:font-size-asian="12pt" style:font-style-asian="normal" style:font-weight-asian="normal" style:font-style-complex="normal" style:font-weight-complex="normal"/>
    </style:style>
    <style:style style:name="T76" style:family="text">
      <style:text-properties style:font-name="Liberation Sans"/>
    </style:style>
    <style:style style:name="T77" style:family="text">
      <style:text-properties style:font-name="Liberation Sans" fo:font-size="12pt" officeooo:rsid="00195661" style:font-size-asian="10.5pt" style:font-size-complex="12pt"/>
    </style:style>
    <style:style style:name="T78" style:family="text">
      <style:text-properties fo:color="#000080" style:font-name="DejaVu Sans" fo:font-size="10pt" fo:language="zxx" fo:country="none" fo:font-style="normal" style:text-underline-style="solid" style:text-underline-width="auto" style:text-underline-color="font-color" fo:font-weight="normal" officeooo:rsid="0015d5d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79" style:family="text">
      <style:text-properties fo:color="#3c3c3c" fo:font-style="normal" fo:font-weight="normal" officeooo:rsid="001b42c0" style:font-style-asian="normal" style:font-weight-asian="normal" style:font-style-complex="normal" style:font-weight-complex="normal"/>
    </style:style>
    <style:style style:name="T80" style:family="text">
      <style:text-properties fo:color="#008080" fo:font-style="normal" fo:font-weight="normal" officeooo:rsid="001b42c0" style:font-style-asian="normal" style:font-weight-asian="normal" style:font-style-complex="normal" style:font-weight-complex="normal"/>
    </style:style>
    <style:style style:name="T81" style:family="text">
      <style:text-properties fo:color="#3f7f7f" fo:font-style="normal" fo:font-weight="normal" officeooo:rsid="001b42c0" style:font-style-asian="normal" style:font-weight-asian="normal" style:font-style-complex="normal" style:font-weight-complex="normal"/>
    </style:style>
    <style:style style:name="T82" style:family="text">
      <style:text-properties fo:color="#7f007f" fo:font-style="normal" fo:font-weight="normal" officeooo:rsid="001b42c0" style:font-style-asian="normal" style:font-weight-asian="normal" style:font-style-complex="normal" style:font-weight-complex="normal"/>
    </style:style>
    <style:style style:name="T83" style:family="text">
      <style:text-properties officeooo:rsid="0020f27a"/>
    </style:style>
    <style:style style:name="T84" style:family="text">
      <style:text-properties style:font-name="DejaVu Sans"/>
    </style:style>
    <style:style style:name="T85" style:family="text">
      <style:text-properties style:font-name="DejaVu Sans" fo:font-size="10pt"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3">Babelium Project</text:p>
      <text:p text:style-name="P23">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99">Content Index</text:p>
          </text:index-title>
          <text:p text:style-name="P92"><text:a xlink:type="simple" xlink:href="#__RefHeading__1915_2058759875" text:style-name="Internet_20_link" text:visited-style-name="Internet_20_link">Installing and downloading required packages</text:a><text:tab/>4</text:p>
          <text:p text:style-name="P92"><text:a xlink:type="simple" xlink:href="#__RefHeading__1917_2058759875" text:style-name="Internet_20_link" text:visited-style-name="Internet_20_link">Create user and database for Babelium Project</text:a><text:tab/>4</text:p>
          <text:p text:style-name="P92"><text:a xlink:type="simple" xlink:href="#__RefHeading__1919_2058759875" text:style-name="Internet_20_link" text:visited-style-name="Internet_20_link">Installing eclipse</text:a><text:tab/>4</text:p>
          <text:p text:style-name="P92"><text:a xlink:type="simple" xlink:href="#__RefHeading__1921_2058759875" text:style-name="Internet_20_link" text:visited-style-name="Internet_20_link">Installing Flex Builder/Flash Builder</text:a><text:tab/>4</text:p>
          <text:p text:style-name="P92"><text:a xlink:type="simple" xlink:href="#__RefHeading__1923_2058759875" text:style-name="Internet_20_link" text:visited-style-name="Internet_20_link">Installing Flex SDK</text:a><text:tab/>5</text:p>
          <text:p text:style-name="P103">Set downloaded SDK as default SDK in Flex Builder<text:tab/>5</text:p>
          <text:p text:style-name="P103">Add locale resources to the SDK<text:tab/>5</text:p>
          <text:p text:style-name="P103">Visualization and automation libraries installation<text:tab/>5</text:p>
          <text:p text:style-name="P92"><text:a xlink:type="simple" xlink:href="#__RefHeading__1925_2058759875" text:style-name="Internet_20_link" text:visited-style-name="Internet_20_link">Installing subclipse for eclipse</text:a><text:tab/>6</text:p>
          <text:p text:style-name="P92"><text:a xlink:type="simple" xlink:href="#__RefHeading__1927_2058759875" text:style-name="Internet_20_link" text:visited-style-name="Internet_20_link">Import project into eclipse</text:a><text:tab/>6</text:p>
          <text:p text:style-name="P92"><text:a xlink:type="simple" xlink:href="#__RefHeading__1929_2058759875" text:style-name="Internet_20_link" text:visited-style-name="Internet_20_link">Download red5 server</text:a><text:tab/>6</text:p>
          <text:p text:style-name="P92"><text:a xlink:type="simple" xlink:href="#__RefHeading__1931_2058759875" text:style-name="Internet_20_link" text:visited-style-name="Internet_20_link">DB Dump</text:a><text:tab/>6</text:p>
          <text:p text:style-name="P92"><text:a xlink:type="simple" xlink:href="#__RefHeading__1933_2058759875" text:style-name="Internet_20_link" text:visited-style-name="Internet_20_link">Configuring apache2 to use the babelia domain</text:a><text:tab/>7</text:p>
          <text:p text:style-name="P103">For ubuntu/linux<text:tab/>7</text:p>
          <text:p text:style-name="P103">For Windows XP<text:tab/>7</text:p>
          <text:p text:style-name="P92"><text:a xlink:type="simple" xlink:href="#__RefHeading__1935_2058759875" text:style-name="Internet_20_link" text:visited-style-name="Internet_20_link">Fill apache's root</text:a><text:tab/>8</text:p>
          <text:p text:style-name="P92"><text:a xlink:type="simple" xlink:href="#__RefHeading__1937_2058759875" text:style-name="Internet_20_link" text:visited-style-name="Internet_20_link">Installing Zend Framework</text:a><text:tab/>8</text:p>
          <text:p text:style-name="P92"><text:a xlink:type="simple" xlink:href="#__RefHeading__1939_2058759875" text:style-name="Internet_20_link" text:visited-style-name="Internet_20_link">Install oflaDemo</text:a><text:tab/>9</text:p>
          <text:p text:style-name="P92"><text:a xlink:type="simple" xlink:href="#__RefHeading__1941_2058759875" text:style-name="Internet_20_link" text:visited-style-name="Internet_20_link">Copy videos to oflaDemo</text:a><text:tab/>9</text:p>
          <text:p text:style-name="P92"><text:a xlink:type="simple" xlink:href="#__RefHeading__1943_2058759875" text:style-name="Internet_20_link" text:visited-style-name="Internet_20_link">Start babelia</text:a><text:tab/>9</text:p>
          <text:p text:style-name="P92"><text:a xlink:type="simple" xlink:href="#__RefHeading__1945_2058759875" text:style-name="Internet_20_link" text:visited-style-name="Internet_20_link">Installing ffmpeg and ffmpeg-php on linux</text:a><text:tab/>9</text:p>
          <text:p text:style-name="P92"><text:a xlink:type="simple" xlink:href="#__RefHeading__1947_2058759875" text:style-name="Internet_20_link" text:visited-style-name="Internet_20_link">Video upload module configuration</text:a><text:tab/>10</text:p>
          <text:p text:style-name="P92"><text:a xlink:type="simple" xlink:href="#__RefHeading__1949_2058759875" text:style-name="Internet_20_link" text:visited-style-name="Internet_20_link">Cuting-off videos using ffmpeg's commandline</text:a><text:tab/>11</text:p>
          <text:p text:style-name="P92"><text:a xlink:type="simple" xlink:href="#__RefHeading__1951_2058759875" text:style-name="Internet_20_link" text:visited-style-name="Internet_20_link">Automatic periodic system jobs (CRON)</text:a><text:tab/>11</text:p>
          <text:p text:style-name="P92"><text:a xlink:type="simple" xlink:href="#__RefHeading__1953_2058759875" text:style-name="Internet_20_link" text:visited-style-name="Internet_20_link">How to capture videos of your desktop to make tutorials</text:a><text:tab/>12</text:p>
          <text:p text:style-name="P92"><text:a xlink:type="simple" xlink:href="#__RefHeading__1955_2058759875" text:style-name="Internet_20_link" text:visited-style-name="Internet_20_link">Video standard resolution table and the one we're using</text:a><text:tab/>13</text:p>
          <text:p text:style-name="P92"><text:a xlink:type="simple" xlink:href="#__RefHeading__1957_2058759875" text:style-name="Internet_20_link" text:visited-style-name="Internet_20_link">AMFPHP configuration notes</text:a><text:tab/>13</text:p>
          <text:p text:style-name="P92"><text:a xlink:type="simple" xlink:href="#__RefHeading__1959_2058759875" text:style-name="Internet_20_link" text:visited-style-name="Internet_20_link">Migrate from AMFPHP to Zend AMF</text:a><text:tab/>14</text:p>
          <text:p text:style-name="P92"><text:a xlink:type="simple" xlink:href="#__RefHeading__1961_2058759875" text:style-name="Internet_20_link" text:visited-style-name="Internet_20_link">Youtube ZEND GDATA PHP API notes</text:a><text:tab/>14</text:p>
          <text:p text:style-name="P92"><text:a xlink:type="simple" xlink:href="#__RefHeading__1963_2058759875" text:style-name="Internet_20_link" text:visited-style-name="Internet_20_link">Youtube Video Upload notes</text:a><text:tab/>14</text:p>
          <text:p text:style-name="P92"><text:a xlink:type="simple" xlink:href="#__RefHeading__1965_2058759875" text:style-name="Internet_20_link" text:visited-style-name="Internet_20_link">Youtube/Google account combining and developer keys</text:a><text:tab/>15</text:p>
          <text:p text:style-name="P92"><text:a xlink:type="simple" xlink:href="#__RefHeading__1967_2058759875" text:style-name="Internet_20_link" text:visited-style-name="Internet_20_link">Spinvox automatic transcription system</text:a><text:tab/>15</text:p>
          <text:p text:style-name="P103">Spinvox file setup<text:tab/>15</text:p>
          <text:p text:style-name="P103">Spinvox database table setup<text:tab/>16</text:p>
          <text:p text:style-name="P103">How it works<text:tab/>16</text:p>
          <text:p text:style-name="P103">Cron tasks<text:tab/>16</text:p>
          <text:p text:style-name="P103">Configuration parameters<text:tab/>17</text:p>
          <text:p text:style-name="P92"><text:a xlink:type="simple" xlink:href="#__RefHeading__1969_2058759875" text:style-name="Internet_20_link" text:visited-style-name="Internet_20_link">Access control for Red5 playback/publish features</text:a><text:tab/>18</text:p>
          <text:p text:style-name="P92"><text:a xlink:type="simple" xlink:href="#__RefHeading__1971_2058759875" text:style-name="Internet_20_link" text:visited-style-name="Internet_20_link">How to use MySQL's Scheduled Events</text:a><text:tab/>20</text:p>
          <text:p text:style-name="P103">Server configuration<text:tab/>20</text:p>
          <text:p text:style-name="P103">Permissions and event information<text:tab/>20</text:p>
          <text:p text:style-name="P103">Scheduled event for user session timeout<text:tab/>22</text:p>
          <text:p text:style-name="P103">Disabling and deleting events<text:tab/>23</text:p>
          <text:p text:style-name="P92"><text:a xlink:type="simple" xlink:href="#__RefHeading__1973_2058759875" text:style-name="Internet_20_link" text:visited-style-name="Internet_20_link">Using PBLabs Profiler</text:a><text:tab/>24</text:p>
          <text:p text:style-name="P103"><text:soft-page-break/>Source checkout and build<text:tab/>24</text:p>
          <text:p text:style-name="P103">Flash debugging output configuration<text:tab/>24</text:p>
          <text:p text:style-name="P103">Running the profiler<text:tab/>25</text:p>
          <text:p text:style-name="P92"><text:a xlink:type="simple" xlink:href="#__RefHeading__2151_1956081136" text:style-name="Internet_20_link" text:visited-style-name="Internet_20_link">Statistical data collected by the application</text:a><text:tab/>25</text:p>
          <text:p text:style-name="P92"><text:a xlink:type="simple" xlink:href="#__RefHeading__2231_336332691" text:style-name="Internet_20_link" text:visited-style-name="Internet_20_link">MySQL Stored Procedures don't improve performance</text:a><text:tab/>26</text:p>
          <text:p text:style-name="P92"><text:a xlink:type="simple" xlink:href="#__RefHeading__2767_191361385" text:style-name="Internet_20_link" text:visited-style-name="Internet_20_link">Compile and build Red5 v1.0 with domain security check</text:a><text:tab/>27</text:p>
          <text:p text:style-name="P103">Install oflaDemo<text:tab/>27</text:p>
          <text:p text:style-name="P103">Secure oflaDemo using the securityplugin<text:tab/>28</text:p>
        </text:index-body>
      </text:table-of-content>
      <text:p text:style-name="P24"/>
      <text:p text:style-name="P57"/>
      <text:h text:style-name="Heading_20_1" text:outline-level="1"><text:bookmark text:name="__RefHeading__1915_2058759875"/>Installing and downloading required packages<text:bookmark-end text:name="__RefHeading__1915_2058759875"/></text:h>
      <text:p text:style-name="Standard"/>
      <text:p text:style-name="P50">sudo apt-get install apache2 mysql-server mysql-client subversion php5 php5-mysql</text:p>
      <text:p text:style-name="Standard">{ROOT DB PASS}</text:p>
      <text:p text:style-name="Standard"/>
      <text:p text:style-name="Standard"/>
      <text:h text:style-name="Heading_20_1" text:outline-level="1"><text:bookmark text:name="__RefHeading__1917_2058759875"/>Create user and database for Babelium Project<text:bookmark-end text:name="__RefHeading__1917_2058759875"/></text:h>
      <text:p text:style-name="Standard"/>
      <text:p text:style-name="P50">~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 text:name="__RefHeading__1919_2058759875"/>Installing eclipse<text:bookmark-end text:name="__RefHeading__1919_2058759875"/></text:h>
      <text:p text:style-name="Standard"/>
      <text:p text:style-name="Standard">Download eclipse</text:p>
      <text:p text:style-name="Standard"/>
      <text:p text:style-name="P50">cd /opt<text:line-break/>/opt $&gt; sudo tar xzf {DOWNLOAD DIR}/eclipse-SDK-3.3-linux-gtk.tar.gz <text:line-break/>/opt $&gt; sudo chown {LINUX USERNAME} eclipse -R<text:line-break/>/opt $&gt; sudo ln -s /opt/eclipse/eclipse /usr/bin/eclipse</text:p>
      <text:h text:style-name="Heading_20_1" text:outline-level="1"><text:bookmark text:name="__RefHeading__1921_2058759875"/>Installing Flex Builder/Flash Builder<text:bookmark-end text:name="__RefHeading__1921_2058759875"/></text:h>
      <text:p text:style-name="Standard"/>
      <text:p text:style-name="P50">/opt $&gt; sudo mkdir flex &amp;&amp; sudo chown {LINUX USERNAME} flex</text:p>
      <text:p text:style-name="Standard"/>
      <text:p text:style-name="P53">/{DOWNLOAD DIR} $&gt; wget http://download.macromedia.com/pub/labs/flex/flexbuilder_linux/flexbuilder_linux_install_a5_112409.bin</text:p>
      <text:p text:style-name="Standard"/>
      <text:p text:style-name="P53">/{DOWNLOAD DIR} $&gt; ./flexbuilder_linux_install_a5_112409.bin</text:p>
      <text:p text:style-name="P54"><text:span text:style-name="T21">{FLEX PATH} = /opt/flex<text:line-break/></text:span><text:soft-page-break/><text:span text:style-name="T21">{ECLIPSE PATH} = /opt/eclipse</text:span></text:p>
      <text:h text:style-name="Heading_20_1" text:outline-level="1"><text:bookmark text:name="__RefHeading__1923_2058759875"/>Installing Flex SDK<text:bookmark-end text:name="__RefHeading__1923_2058759875"/></text:h>
      <text:p text:style-name="Standard"/>
      <text:p text:style-name="P49"><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52"><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5">.</text:span></text:p>
      <text:p text:style-name="P25"/>
      <text:p text:style-name="P50">/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30">C:\Program Files\Flex Builder 3\sdks\3.0</text:span>). This will extract the following into the SDK 3 installation<text:line-break/><text:line-break/><text:tab/><text:span text:style-name="T30">datavisualization.swc</text:span> into the <text:span text:style-name="T30">frameworks\libs</text:span> folder<text:line-break/><text:tab/>the datavisualization RSL into the <text:span text:style-name="T30">frameworks\rsls</text:span> folder<text:line-break/><text:tab/><text:span text:style-name="T30">datavisualization_rb.swc</text:span> into the appropriate <text:span text:style-name="T30">frameworks\locale\&lt;locale&gt;</text:span> folder<text:line-break/><text:line-break/><text:soft-page-break/>Unzip ‘automation_SDK3.5.zip’. this will contain 2 folders <text:span text:style-name="T30">libs</text:span> and <text:span text:style-name="T30">locale</text:span>.<text:line-break/><text:line-break/>Place the contents of the libs folder (<text:span text:style-name="T30">qtp.swc</text:span>, <text:span text:style-name="T30">automation.swc</text:span>, <text:span text:style-name="T30">automation_agent.swc</text:span>, <text:span text:style-name="T30">automation_dmv.swc</text:span> and <text:span text:style-name="T30">automation_flashflexkit.swc</text:span>) in the <text:span text:style-name="T30">frameworks\libs</text:span> folder of the Flex SDK 3.5 installation directory (e.g., <text:span text:style-name="T30">C:\Program Files\Flex Builder 3\sdks\3.5.0\frameworks\libs</text:span>).<text:line-break/></text:p>
      <text:p text:style-name="Standard">Place the contents of the locale folder (<text:span text:style-name="T30">automation_rb.swc</text:span> and <text:span text:style-name="T30">automation_agent_rb.swc</text:span>) in the <text:span text:style-name="T30">frameworks/locale</text:span> directory within the corresponding <text:span text:style-name="T30">en_us</text:span> and <text:span text:style-name="T30">ja_jp</text:span> directories.</text:p>
      <text:p text:style-name="Standard"/>
      <text:h text:style-name="Heading_20_1" text:outline-level="1"><text:bookmark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7"/>
      <text:p text:style-name="P18">finish → next &amp; accept all</text:p>
      <text:p text:style-name="P18"/>
      <text:p text:style-name="P18"/>
      <text:p text:style-name="P18"/>
      <text:h text:style-name="Heading_20_1" text:outline-level="1"><text:bookmark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8"/>
      <text:p text:style-name="P18">And checkout trunk branch.</text:p>
      <text:p text:style-name="P18"/>
      <text:h text:style-name="Heading_20_1" text:outline-level="1"><text:bookmark text:name="__RefHeading__1929_2058759875"/>Download red5 server<text:bookmark-end text:name="__RefHeading__1929_2058759875"/></text:h>
      <text:p text:style-name="P18"/>
      <text:p text:style-name="P49"><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 text:name="__RefHeading__1931_2058759875"/>DB Dump<text:bookmark-end text:name="__RefHeading__1931_2058759875"/></text:h>
      <text:p text:style-name="Standard"/>
      <text:p text:style-name="P50">{WORKSPACE}/{PROJECT}/src/resources/sql$ mysql -u babelia -p babelia &lt; all.sql {BABELIA DB PASS}</text:p>
      <text:h text:style-name="Heading_20_1" text:outline-level="1"><text:bookmark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30">/etc/apache/sites-available</text:span> should be a file called <text:span text:style-name="T6">00-default</text:span>. We copy this file in the same path and name it <text:span text:style-name="T6">babelia</text:span>. Then we edit the copied file and add the following:</text:p>
      <text:p text:style-name="P18"/>
      <text:p text:style-name="Standard">Where it says <text:span text:style-name="T6">&lt;VirtualHost *:80&gt;</text:span> we write this:</text:p>
      <text:p text:style-name="P18"/>
      <text:p text:style-name="P20"><text:tab/>&lt;VirtualHost babelia:80&gt;<text:line-break/> <text:tab/>ServerName babelia</text:p>
      <text:p text:style-name="P18"/>
      <text:p text:style-name="Standard"><text:span text:style-name="T9">NOTE:</text:span> The file should already contain a <text:span text:style-name="T6">ServerName</text:span> tag. You must delete that one so that everything works.</text:p>
      <text:p text:style-name="P18"/>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8"/>
      <text:p text:style-name="P18">Save the changes on the file and write the following on your terminal:</text:p>
      <text:p text:style-name="P18"/>
      <text:p text:style-name="P50">sudo a2ensite babelia</text:p>
      <text:p text:style-name="P18"/>
      <text:p text:style-name="Standard"><text:span text:style-name="T9">NOTE:</text:span> <text:span text:style-name="T6">a2ensite</text:span> means “available TO enable site”</text:p>
      <text:p text:style-name="P18"/>
      <text:p text:style-name="Standard">Now we edit the <text:span text:style-name="T6">/etc/hosts</text:span> file and a line with this:</text:p>
      <text:p text:style-name="P18"/>
      <text:p text:style-name="P20"><text:tab/>127.0.0.1 babelia</text:p>
      <text:p text:style-name="P18"/>
      <text:p text:style-name="Standard">Save the changes, restart your apache web server and <text:span text:style-name="T6">ping babelia</text:span> to check if the hostname is resolved correctly.</text:p>
      <text:p text:style-name="P18"/>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8"/>
      <text:p text:style-name="P20">Include conf/extra/httpd-vhosts.conf</text:p>
      <text:p text:style-name="P19"/>
      <text:p text:style-name="Standard"><text:span text:style-name="T3">Then edit </text:span><text:a xlink:type="simple" xlink:href="../../../../../../../../Apache2/conf/extra/httpd-vhosts.conf">C:/Apache2/conf/extra/httpd-vhosts.conf</text:a><text:span text:style-name="T7"> </text:span><text:span text:style-name="T3">and add this:</text:span></text:p>
      <text:p text:style-name="P18"/>
      <text:p text:style-name="P20"><text:tab/>&lt;VirtualHost babelia:80&gt;</text:p>
      <text:p text:style-name="P20"><text:s text:c="2"/><text:tab/> <text:s/>DocumentRoot "C:/path/to/your/webroot/babelia"</text:p>
      <text:p text:style-name="P20"><text:s text:c="2"/><text:tab/> <text:s/>ServerName babelia</text:p>
      <text:p text:style-name="P20"><text:soft-page-break/><text:tab/>&lt;/VirtualHost&gt;</text:p>
      <text:p text:style-name="P18"/>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18"/>
      <text:p text:style-name="P18">Open it with your text editor and add a line</text:p>
      <text:p text:style-name="P18"/>
      <text:p text:style-name="P20"><text:tab/>127.0.0.1 babelia</text:p>
      <text:p text:style-name="P18"/>
      <text:p text:style-name="Standard">Save the changes, restart apache and <text:span text:style-name="T6">ping babelia</text:span> to check if it's correctly resolved.</text:p>
      <text:p text:style-name="P19"/>
      <text:p text:style-name="Standard"><text:span text:style-name="T3">Open a web browser and type </text:span><text:a xlink:type="simple" xlink:href="http://babelia/">http://babelia</text:a><text:span text:style-name="T3">. All done.</text:span></text:p>
      <text:p text:style-name="P19"/>
      <text:h text:style-name="Heading_20_1" text:outline-level="1"><text:bookmark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49">{WORKSPACE}/{PROJECT} $&gt; cp bin-debug/* /var/www/babelia/ -R</text:p>
      <text:p text:style-name="Standard">Install amfphp in /var/www/babelia or:</text:p>
      <text:p text:style-name="Standard"/>
      <text:p text:style-name="P49">/var/www/babelia $&gt; mkdir amfphp<text:line-break/>/var/www/babelia $&gt; mkdir amfphp/services/<text:line-break/>/var/www/babelia $&gt; mkdir amfphp/services/babelia</text:p>
      <text:p text:style-name="Standard"/>
      <text:p text:style-name="P49">{WORKSPACE}/{PROJECT}/src/resources $&gt; cp server.php activation.php tests/* /var/www/babelia/</text:p>
      <text:p text:style-name="Standard"/>
      <text:p text:style-name="P49">{WORKSPACE}/{PROJECT}/src/resources/services $&gt; cp * /var/www/babelia/amfphp/services/babelia/ </text:p>
      <text:p text:style-name="Standard"/>
      <text:p text:style-name="P49">/var/www/babelia/amfphp/services/babelia $&gt; cp Config.php.example Config.php</text:p>
      <text:p text:style-name="Standard"/>
      <text:p text:style-name="P49">/var/www/babelia/amfphp/services/babelia $&gt; gedit Config.php</text:p>
      <text:p text:style-name="Standard">{Configure with your DB settings}</text:p>
      <text:p text:style-name="Standard"/>
      <text:h text:style-name="Heading_20_1" text:outline-level="1"><text:bookmark text:name="__RefHeading__1937_2058759875"/>Installing Zend Framework<text:bookmark-end text:name="__RefHeading__1937_2058759875"/></text:h>
      <text:p text:style-name="Standard"/>
      <text:p text:style-name="P50"><text:soft-page-break/>{DOWNLOAD DIR} $&gt; wget http://framework.zend.com/releases/ZendFramework-1.9.6/ZendFramework-1.9.6.tar.gz</text:p>
      <text:p text:style-name="Standard"/>
      <text:p text:style-name="P50">/var/www/babelia $&gt; tar zxf {DOWNLOAD DIR}/ZendFramework-1.9.6.tar.gz</text:p>
      <text:p text:style-name="Standard"/>
      <text:p text:style-name="P50">/var/www/babelia $&gt; mv ZendFramework-1.9.6/library/Zend/ Zend</text:p>
      <text:h text:style-name="Heading_20_1" text:outline-level="1"><text:bookmark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 text:name="__RefHeading__1941_2058759875"/>Copy videos to oflaDemo<text:bookmark-end text:name="__RefHeading__1941_2058759875"/></text:h>
      <text:p text:style-name="Standard"/>
      <text:p text:style-name="P50">/opt/red5/webapps/oflaDemo/streams$ cp {WORKSPACE}/{PROJECT}/src/resources/videos/* ./</text:p>
      <text:h text:style-name="Heading_20_1" text:outline-level="1"><text:bookmark text:name="__RefHeading__1943_2058759875"/>Start babelia<text:bookmark-end text:name="__RefHeading__1943_2058759875"/></text:h>
      <text:p text:style-name="Standard"/>
      <text:p text:style-name="P50">sudo service apache2 start<text:line-break/>sudo service mysql start<text:line-break/>/opt/red5$ nohup sh red5.sh &amp;</text:p>
      <text:h text:style-name="Heading_20_1" text:outline-level="1"><text:bookmark text:name="__RefHeading__1945_2058759875"/>Installing ffmpeg and ffmpeg-php on linux<text:bookmark-end text:name="__RefHeading__1945_2058759875"/></text:h>
      <text:p text:style-name="P21">We need to get restricted codecs so we enable the medibuntu repository:</text:p>
      <text:p text:style-name="P21"/>
      <text:p text:style-name="P49"><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37"/>
      <text:p text:style-name="Standard">After doing this, we install the ffmpeg and it's codec library doing the following:</text:p>
      <text:p text:style-name="P37"/>
      <text:p text:style-name="P53"><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8">ffmpeg_test.php</text:span> script under your webroot. Point the script to the correct input and launch it. If everything went ok, you should see a new encoded <text:span text:style-name="T28">output.flv</text:span> video on your webroot and PHP giving you some info about it.</text:p>
      <text:p text:style-name="Standard"/>
      <text:h text:style-name="Heading_20_1" text:outline-level="1"><text:bookmark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50">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39"><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50">sudo gedit /etc/php5/apache2/php.ini</text:p>
      <text:p text:style-name="P39">post_max_size = 200M<text:line-break/>upload_max_size = 200M</text:p>
      <text:p text:style-name="P50">$ sudo /etc/init.d/apache 2 stop<text:line-break/>$ sudo /etc/init.d/apache 2 start</text:p>
      <text:p text:style-name="Standard">This is the final directory structure you should have on your web root.</text:p>
      <text:p text:style-name="Standard"/>
      <text:p text:style-name="P38"><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50">crontab -e</text:p>
      <text:p text:style-name="P40">0,10,20,30,40,50 * * * * php /var/www/amfphp/services/babelia/ProcessVideosCron.php</text:p>
      <text:p text:style-name="Standard">This script will launch every 10 minutes and process the videos that have the unprocessed flag on the database.</text:p>
      <text:h text:style-name="Heading_20_1" text:outline-level="1"><text:bookmark text:name="__RefHeading__1949_2058759875"/>Cuting-off videos using ffmpeg's commandline<text:bookmark-end text:name="__RefHeading__1949_2058759875"/></text:h>
      <text:p text:style-name="Text_20_body"/>
      <text:p text:style-name="P50">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41">Currently we have this tasks:</text:p>
      <text:list xml:id="list868700573" text:style-name="L1">
        <text:list-item>
          <text:p text:style-name="P79"><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6"/>
      <text:list xml:id="list1900598483" text:continue-numbering="true" text:style-name="L1">
        <text:list-item>
          <text:p text:style-name="P78"><text:span text:style-name="T25">SendRequests.php</text:span><text:span text:style-name="T26">: </text:span>Sends all the conversion requests to SpinVox. It looks for pending exercises and responses, and requests that must be sent again and sends a transcription request to SpinVox for each of them.</text:p>
        </text:list-item>
      </text:list>
      <text:p text:style-name="Standard"/>
      <text:list xml:id="list410335511" text:continue-numbering="true" text:style-name="L1">
        <text:list-item>
          <text:p text:style-name="P78"><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78"/>
        </text:list-item>
      </text:list>
      <text:p text:style-name="Standard">The following are some tips and things you should know if you're going to make a scheduled script:</text:p>
      <text:p text:style-name="Standard"/>
      <text:list xml:id="list437241760" text:style-name="L2">
        <text:list-item>
          <text:p text:style-name="P80">Since scheduled scripts are called via PHP's CLI, the $_SERVER superglobal won't be available on your script.</text:p>
        </text:list-item>
        <text:list-item>
          <text:p text:style-name="P80"><text:span text:style-name="T10">You must begin your scripts with the line </text:span><text:span text:style-name="T17">#!/usr/bin/php -q</text:span><text:span text:style-name="T16"> and give them execution rights</text:span></text:p>
        </text:list-item>
        <text:list-item>
          <text:p text:style-name="P80">To add your scheduled script to the system you must add a line to the crontab. Check crontab's man for more information.</text:p>
        </text:list-item>
        <text:list-item>
          <text:p text:style-name="P80">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187824722" text:style-name="L3">
        <text:list-item>
          <text:p text:style-name="P81">You can use the Webmin application to add scheduled cron jobs using a visual tool.</text:p>
        </text:list-item>
      </text:list>
      <text:h text:style-name="Heading_20_1" text:outline-level="1"><text:bookmark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50">ffmpeg -i inputcapture.ogv -b 10000k outputresult.mpg </text:p>
      <text:p text:style-name="Standard">This will produce a much heavier video but in contrast with the OGV it can be edited easily and uploaded to virtually anyplace.</text:p>
      <text:h text:style-name="Heading_20_1" text:outline-level="1"><text:bookmark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42"/>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30">$_explicitType = "folder.ExampleVO"</text:span></text:p>
      <text:p text:style-name="Standard"><text:tab/></text:p>
      <text:p text:style-name="Standard"><text:tab/><text:span text:style-name="T30">[RemoteClass(alias="folder.ExampleVO")]</text:span></text:p>
      <text:p text:style-name="Standard"><text:tab/></text:p>
      <text:p text:style-name="Standard">Pointed to the same path.</text:p>
      <text:p text:style-name="Standard"/>
      <text:p text:style-name="Standard">All of babelia's services are stored under <text:span text:style-name="T30">amfphp's /services/babelia</text:span> folder.</text:p>
      <text:p text:style-name="Standard"><text:soft-page-break/></text:p>
      <text:h text:style-name="Heading_20_1" text:outline-level="1"><text:bookmark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58"/>
      <text:p text:style-name="P58"/>
      <text:p text:style-name="P50">0 <text:s/>* * * * /var/www/amfphp/services/babelia/SendRequests.php &gt;&gt; /tmp/babelia/spinvox_req_log</text:p>
      <text:p text:style-name="P58"/>
      <text:p text:style-name="P50">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101"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58"/>
      <text:h text:style-name="Heading_20_1" text:outline-level="1"><text:bookmark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8">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8">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7">http://www.apache.org/dist/ant/ivyde/updatesite</text:span></text:a><text:span text:style-name="T27"> </text:span></text:p>
      <text:p text:style-name="Standard"/>
      <text:p text:style-name="Standard">Now that we've checked-out the code and have no errors it's time to review the classes that we'll be handling:</text:p>
      <text:p text:style-name="P28"/>
      <table:table table:name="Tabla4" table:style-name="Tabla4">
        <table:table-column table:style-name="Tabla4.A"/>
        <table:table-column table:style-name="Tabla4.B"/>
        <table:table-row>
          <table:table-cell table:style-name="Tabla4.A1" office:value-type="string">
            <text:p text:style-name="P12">Class</text:p>
          </table:table-cell>
          <table:table-cell table:style-name="Tabla4.B1" office:value-type="string">
            <text:p text:style-name="P12">Description</text:p>
          </table:table-cell>
        </table:table-row>
        <table:table-row>
          <table:table-cell table:style-name="Tabla4.A2" office:value-type="string">
            <text:p text:style-name="P27">org.red5.server.adapter</text:p>
            <text:p text:style-name="P27"><text:span text:style-name="T31">↳</text:span><text:span text:style-name="T38"> ApplicationAdapter.java</text:span></text:p>
          </table:table-cell>
          <table:table-cell table:style-name="Tabla4.B2" office:value-type="string">
            <text:p text:style-name="P11">It's the server's entry point. This is the class that we'll modify for our purposes.</text:p>
          </table:table-cell>
        </table:table-row>
        <table:table-row>
          <table:table-cell table:style-name="Tabla4.A2" office:value-type="string">
            <text:p text:style-name="P27">org.red5.server.api.strem</text:p>
            <text:p text:style-name="P29">↳ IstreamPlaybackSecurity.java</text:p>
          </table:table-cell>
          <table:table-cell table:style-name="Tabla4.B2" office:value-type="string">
            <text:p text:style-name="P11">It's the interface to define the conditions to access the stream playback.</text:p>
          </table:table-cell>
        </table:table-row>
        <table:table-row>
          <table:table-cell table:style-name="Tabla4.A2" office:value-type="string">
            <text:p text:style-name="P27">org.red5.server.api.strem</text:p>
            <text:p text:style-name="P29">↳ IstreamPublishSecurity.java</text:p>
          </table:table-cell>
          <table:table-cell table:style-name="Tabla4.B2" office:value-type="string">
            <text:p text:style-name="P11">It's the interface to define the conditions to access the stream publish.</text:p>
          </table:table-cell>
        </table:table-row>
      </table:table>
      <text:p text:style-name="P28"/>
      <text:p text:style-name="Standard">To register the rules we defined in the application we must add them in the <text:span text:style-name="T30">start</text:span> method of the <text:span text:style-name="T30">ApplicationAdapter</text:span> class. So we have to write something like this:</text:p>
      <text:p text:style-name="Standard"/>
      <text:p text:style-name="P60"/>
      <text:p text:style-name="P63"><text:span text:style-name="T42">public</text:span><text:span text:style-name="T18"> </text:span><text:span text:style-name="T42">class</text:span><text:span text:style-name="T18"> ApplicationAdapter </text:span><text:span text:style-name="T42">extends</text:span><text:span text:style-name="T18"> MultiThreadedApplicationAdapter {</text:span></text:p>
      <text:p text:style-name="P63"/>
      <text:p text:style-name="P61"><text:tab/>(…)</text:p>
      <text:p text:style-name="P61"><text:soft-page-break/></text:p>
      <text:p text:style-name="P63"><text:span text:style-name="T18"><text:tab/></text:span><text:span text:style-name="T39">/** </text:span><text:span text:style-name="T40">{@inheritDoc}</text:span><text:span text:style-name="T39"> */</text:span></text:p>
      <text:p text:style-name="P63"><text:span text:style-name="T18"><text:tab/></text:span><text:span text:style-name="T41">@Override</text:span></text:p>
      <text:p text:style-name="P63"><text:span text:style-name="T18"><text:tab/></text:span><text:span text:style-name="T42">public</text:span><text:span text:style-name="T18"> </text:span><text:span text:style-name="T42">synchronized</text:span><text:span text:style-name="T18"> </text:span><text:span text:style-name="T42">boolean</text:span><text:span text:style-name="T18"> start(IScope scope) {</text:span></text:p>
      <text:p text:style-name="P61"><text:tab/><text:tab/><text:span text:style-name="T43">babeliumSecurityMeasures();</text:span></text:p>
      <text:p text:style-name="P63"><text:span text:style-name="T18"><text:tab/><text:tab/></text:span><text:span text:style-name="T42">return</text:span><text:span text:style-name="T18"> </text:span><text:span text:style-name="T42">super</text:span><text:span text:style-name="T18">.start(scope);</text:span></text:p>
      <text:p text:style-name="P61"><text:tab/>}</text:p>
      <text:p text:style-name="P61"/>
      <text:p text:style-name="P61"><text:tab/>(…)</text:p>
      <text:p text:style-name="P61">}</text:p>
      <text:p text:style-name="P61"/>
      <text:p text:style-name="P62">On the method highlighted in blue we will define the access rules for both playback and publish writing the following:</text:p>
      <text:p text:style-name="P62"/>
      <text:p text:style-name="P58"><text:span text:style-name="T42">public</text:span><text:span text:style-name="T18"> </text:span><text:span text:style-name="T42">synchronized</text:span><text:span text:style-name="T18"> </text:span><text:span text:style-name="T42">void</text:span><text:span text:style-name="T18"> babeliumSecurityMeasures(){</text:span></text:p>
      <text:p text:style-name="P58"><text:span text:style-name="T18"><text:tab/></text:span><text:span text:style-name="T42">this</text:span><text:span text:style-name="T18">.registerStreamPlaybackSecurity(</text:span><text:span text:style-name="T42">new</text:span><text:span text:style-name="T18"> IStreamPlaybackSecurity() {</text:span></text:p>
      <text:p text:style-name="P59"><text:tab/><text:tab/><text:tab/></text:p>
      <text:p text:style-name="P58"><text:span text:style-name="T18"><text:tab/><text:tab/></text:span><text:span text:style-name="T41">@Override</text:span></text:p>
      <text:p text:style-name="P58"><text:span text:style-name="T18"><text:tab/><text:tab/></text:span><text:span text:style-name="T42">public</text:span><text:span text:style-name="T18"> </text:span><text:span text:style-name="T42">boolean</text:span><text:span text:style-name="T18"> isPlaybackAllowed(IScope scope, String name, </text:span></text:p>
      <text:p text:style-name="P58"><text:span text:style-name="T22"><text:tab/><text:tab/><text:tab/><text:tab/><text:tab/><text:tab/><text:tab/> <text:s text:c="2"/></text:span><text:span text:style-name="T42">int</text:span><text:span text:style-name="T18"> start, </text:span><text:span text:style-name="T42">int</text:span><text:span text:style-name="T18"> length,</text:span></text:p>
      <text:p text:style-name="P58"><text:span text:style-name="T22"><text:tab/><text:tab/><text:tab/><text:tab/><text:tab/><text:tab/><text:tab/> <text:s text:c="2"/></text:span><text:span text:style-name="T42">boolean</text:span><text:span text:style-name="T18"> flushPlaylist) {</text:span></text:p>
      <text:p text:style-name="P59"><text:tab/><text:tab/><text:tab/>IConnection con = Red5.<text:span text:style-name="T28">getConnectionLocal</text:span>();</text:p>
      <text:p text:style-name="P58"><text:span text:style-name="T18"><text:tab/><text:tab/><text:tab/></text:span><text:span text:style-name="T42">return</text:span><text:span text:style-name="T18"> con.getRemoteAddress().equals(</text:span><text:span text:style-name="T47">"62.193.231.99"</text:span><text:span text:style-name="T18">);</text:span></text:p>
      <text:p text:style-name="P59"><text:tab/><text:tab/>}</text:p>
      <text:p text:style-name="P59"><text:tab/>});</text:p>
      <text:p text:style-name="P58"><text:span text:style-name="T18"><text:tab/></text:span><text:span text:style-name="T42">this</text:span><text:span text:style-name="T18">.registerStreamPublishSecurity(</text:span><text:span text:style-name="T42">new</text:span><text:span text:style-name="T18"> IStreamPublishSecurity() {</text:span></text:p>
      <text:p text:style-name="P58"><text:span text:style-name="T18"><text:tab/><text:tab/></text:span><text:span text:style-name="T41">@Override</text:span></text:p>
      <text:p text:style-name="P58"><text:span text:style-name="T18"><text:tab/><text:tab/></text:span><text:span text:style-name="T42">public</text:span><text:span text:style-name="T18"> </text:span><text:span text:style-name="T42">boolean</text:span><text:span text:style-name="T18"> isPublishAllowed(IScope scope, String name,</text:span></text:p>
      <text:p text:style-name="P59"><text:tab/><text:tab/><text:tab/><text:tab/><text:tab/><text:tab/><text:tab/> <text:s/>String mode) {</text:p>
      <text:p text:style-name="P59"><text:tab/><text:tab/><text:tab/>IConnection con = Red5.<text:span text:style-name="T28">getConnectionLocal</text:span>();</text:p>
      <text:p text:style-name="P58"><text:span text:style-name="T18"><text:tab/><text:tab/><text:tab/></text:span><text:span text:style-name="T42">return</text:span><text:span text:style-name="T18"> con.getRemoteAddress().equals(</text:span><text:span text:style-name="T47">"62.193.231.99"</text:span><text:span text:style-name="T18">);</text:span></text:p>
      <text:p text:style-name="P59"><text:tab/><text:tab/>}</text:p>
      <text:p text:style-name="P59"><text:tab/>});<text:tab/></text:p>
      <text:p text:style-name="P59">}</text:p>
      <text:p text:style-name="P59"/>
      <text:p text:style-name="P62">The IP address is the address of the current Babelium website, so we're only allowing connections from that place.</text:p>
      <text:p text:style-name="Standard"/>
      <text:p text:style-name="P43">The last step is to build the red5 server using the given ant script and test that if red5's not being called from the appropriate IP address it gives us a <text:span text:style-name="T30">NetStream.Failed</text:span> error when we try to consume a stream resource.</text:p>
      <text:p text:style-name="P44">Information sources:</text:p>
      <text:p text:style-name="P38"><text:a xlink:type="simple" xlink:href="http://old.nabble.com/Protect-red5-server-streams-td16085721.html#a16085721"><text:span text:style-name="T51">http://old.nabble.com/Protect-red5-server-streams-td16085721.html#a16085721</text:span></text:a></text:p>
      <text:p text:style-name="P38"><text:a xlink:type="simple" xlink:href="http://red5.googlecode.com/svn/doc/tags/0_6rc3/HOWTO-Security.txt"><text:span text:style-name="T51">http://red5.googlecode.com/svn/doc/tags/0_6rc3/HOWTO-Security.txt</text:span></text:a></text:p>
      <text:p text:style-name="P45"/>
      <text:h text:style-name="Heading_20_1" text:outline-level="1"><text:bookmark text:name="__RefHeading__1971_2058759875"/><text:soft-page-break/>How to use MySQL's Scheduled Events<text:bookmark-end text:name="__RefHeading__1971_2058759875"/></text:h>
      <text:p text:style-name="P46">MySQL scheduled events are employed to launch queries periodically. This is useful when you have to perform automatic data clean-up on a timed basis.</text:p>
      <text:h text:style-name="Heading_20_2" text:outline-level="2">Server configuration</text:h>
      <text:p text:style-name="P47"><text:span text:style-name="T52">First thing to know is that scheduled event support was introduced in MySQL v5.1.6, so in prior versions </text:span><text:span text:style-name="T51">IT WON'T WORK</text:span><text:span text:style-name="T52">.</text:span></text:p>
      <text:p text:style-name="P46">By default this feature isn't enabled in the server so you should check that out. To do so, launch a MySQL command line and type the following:</text:p>
      <text:p text:style-name="P51">mysql&gt; SHOW PROCESSLIST\G </text:p>
      <text:p text:style-name="P46">This command lists the threads currently running in your MySQL instance. If you have a process which looks similar to this, then scheduled tasks are enabled in your server.</text:p>
      <text:p text:style-name="P66">*************************** X. row *************************** </text:p>
      <text:p text:style-name="P66">Id: 98 </text:p>
      <text:p text:style-name="P66">User: event_scheduler </text:p>
      <text:p text:style-name="P66">Host: localhost </text:p>
      <text:p text:style-name="P66">db: NULL </text:p>
      <text:p text:style-name="P66">Command: Daemon </text:p>
      <text:p text:style-name="P66">Time: 183 </text:p>
      <text:p text:style-name="P66">State: Waiting for next activation </text:p>
      <text:p text:style-name="P66">Info: NULL </text:p>
      <text:p text:style-name="P46">Else, you must activate the functionality by yourself using mysql's command line:</text:p>
      <text:p text:style-name="P50">mysql&gt; SET GLOBAL event_scheduler = ON; </text:p>
      <text:h text:style-name="Heading_20_2" text:outline-level="2">Permissions and event information</text:h>
      <text:p text:style-name="P46">The event will only launch if the user that defined it has the proper permissions granted. If the event is bound to a particular schema the user that defined the event must have EVENT permission on that schema.</text:p>
      <text:p text:style-name="P46">So, if the event we want to create is bound to example_schema, the event definer, example_user, <text:soft-page-break/>must have event permissions for that schema.</text:p>
      <text:p text:style-name="P48"><text:tab/>GRANT EVENT ON example_schema.* TO example_user@localhost;</text:p>
      <text:p text:style-name="P46">Notice we stated @localhost for our example user. This domain must be the same in the permission grant and in the <text:span text:style-name="T59">DEFINER</text:span> tag of the event definition, of which we'll talk about next.</text:p>
      <text:p text:style-name="P46">When writing an event we can optionally state the definer of the event. If we don't explicitly tell the event definer mysql will use the current user as definer.</text:p>
      <text:p text:style-name="P48"><text:tab/>CREATE <text:span text:style-name="T63">DEFINER = example_user@localhost</text:span> EVENT example_schema.event_name</text:p>
      <text:p text:style-name="P46">We can retrieve information about the events we define calling the following on the mysql command line:</text:p>
      <text:p text:style-name="P67">mysql&gt; SELECT * FROM INFORMATION_SCHEMA.EVENTS WHERE EVENT_NAME='<text:span text:style-name="T63">event_name</text:span>' \G</text:p>
      <text:p text:style-name="P64">This is an example output of that command:</text:p>
      <text:p text:style-name="P71">*************************** 1. row *************************** </text:p>
      <text:p text:style-name="P71"><text:s text:c="7"/>EVENT_CATALOG: NULL </text:p>
      <text:p text:style-name="P71"><text:s text:c="8"/>EVENT_SCHEMA: babeliumproject </text:p>
      <text:p text:style-name="P71"><text:s text:c="10"/>EVENT_NAME: keep_alive_monitor </text:p>
      <text:p text:style-name="P71"><text:s text:c="13"/>DEFINER: babelia@localhost </text:p>
      <text:p text:style-name="P71"><text:s text:c="11"/>TIME_ZONE: SYSTEM </text:p>
      <text:p text:style-name="P71"><text:s text:c="10"/>EVENT_BODY: SQL </text:p>
      <text:p text:style-name="P71"><text:s text:c="4"/>EVENT_DEFINITION: BEGIN </text:p>
      <text:p text:style-name="P71"><text:tab/><text:tab/>UPDATE user_session SET duration = TIMESTAMPDIFF(SECOND,session_date,CURRENT_TIMESTAMP), closed=1 </text:p>
      <text:p text:style-name="P71"><text:tab/><text:tab/>WHERE (keep_alive = 0 AND closed=0 AND duration=0); </text:p>
      <text:p text:style-name="P71"/>
      <text:p text:style-name="P71"><text:tab/><text:tab/>UPDATE user_session SET keep_alive = 0 </text:p>
      <text:p text:style-name="P71"><text:tab/><text:tab/>WHERE (keep_alive = 1 AND closed = 0); </text:p>
      <text:p text:style-name="P71"><text:soft-page-break/><text:tab/>END </text:p>
      <text:p text:style-name="P71"><text:s text:c="10"/>EVENT_TYPE: RECURRING </text:p>
      <text:p text:style-name="P71"><text:s text:c="10"/>EXECUTE_AT: NULL </text:p>
      <text:p text:style-name="P71"><text:s text:c="6"/>INTERVAL_VALUE: 5 </text:p>
      <text:p text:style-name="P71"><text:s text:c="6"/>INTERVAL_FIELD: MINUTE </text:p>
      <text:p text:style-name="P71"><text:s text:c="12"/>SQL_MODE: </text:p>
      <text:p text:style-name="P71"><text:s text:c="14"/>STARTS: 2010-06-09 13:54:21 </text:p>
      <text:p text:style-name="P71"><text:s text:c="16"/>ENDS: NULL </text:p>
      <text:p text:style-name="P71"><text:s text:c="14"/>STATUS: ENABLED </text:p>
      <text:p text:style-name="P71"><text:s text:c="7"/>ON_COMPLETION: NOT PRESERVE </text:p>
      <text:p text:style-name="P71"><text:s text:c="13"/>CREATED: 2010-06-09 13:54:21 </text:p>
      <text:p text:style-name="P71"><text:s text:c="8"/>LAST_ALTERED: 2010-06-09 13:54:21 </text:p>
      <text:p text:style-name="P71"><text:s text:c="7"/>LAST_EXECUTED: 2010-06-09 13:54:21 </text:p>
      <text:p text:style-name="P46">With this output we can check wether our event is launched, when and if it's status is what it should be.</text:p>
      <text:h text:style-name="Heading_20_2" text:outline-level="2">Scheduled event for user session timeout</text:h>
      <text:p text:style-name="P46">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68">delimiter | </text:p>
      <text:p text:style-name="P68">CREATE DEFINER = babelia@localhost EVENT IF NOT EXISTS babeliumproject.keep_alive_monitor </text:p>
      <text:p text:style-name="P68">ON SCHEDULE </text:p>
      <text:p text:style-name="P68"><text:tab/>EVERY 5 MINUTE </text:p>
      <text:p text:style-name="P68"><text:s text:c="4"/>COMMENT 'This event monitors the users sessions and closes them when needed.' </text:p>
      <text:p text:style-name="P68"><text:soft-page-break/><text:s text:c="4"/>DO </text:p>
      <text:p text:style-name="P68"><text:tab/>BEGIN </text:p>
      <text:p text:style-name="P68"><text:tab/><text:tab/>UPDATE user_session SET duration = TIMESTAMPDIFF(SECOND,session_date,CURRENT_TIMESTAMP), closed=1 </text:p>
      <text:p text:style-name="P68"><text:tab/><text:tab/>WHERE (keep_alive = 0 AND closed=0 AND duration=0); </text:p>
      <text:p text:style-name="P68"><text:tab/><text:tab/>UPDATE user_session SET keep_alive = 0 </text:p>
      <text:p text:style-name="P68"><text:tab/><text:tab/>WHERE (keep_alive = 1 AND closed = 0); </text:p>
      <text:p text:style-name="P68"><text:tab/>END | </text:p>
      <text:p text:style-name="P68">delimiter ;</text:p>
      <text:p text:style-name="P75">The name of our event is <text:span text:style-name="T28">keep_alive_monitor</text:span>. We explicitly tell mysql that it's definer is the <text:span text:style-name="T28">babelia</text:span> user on the <text:span text:style-name="T28">@localhost </text:span>domain. We previously granted event permissions for that user and that domain. If you watch the event name you see we prepended the schema name to it. If we want an event that performs system-wide tasks we can skip this flag.</text:p>
      <text:p text:style-name="P75">The <text:span text:style-name="T59">ON SCHEDULE</text:span> flag let's us define time intervals in which the event will launch endlessly or particular times when it should be launched. Check-out the MySQL Event Syntax guide for more information.</text:p>
      <text:p text:style-name="P75">MySQL Events: <text:a xlink:type="simple" xlink:href="http://dev.mysql.com/doc/refman/5.1/en/events.html">http://dev.mysql.com/doc/refman/5.1/en/events.html</text:a></text:p>
      <text:p text:style-name="P75">MySQL Event Syntax: <text:a xlink:type="simple" xlink:href="http://dev.mysql.com/doc/refman/5.1/en/create-event.html">http://dev.mysql.com/doc/refman/5.1/en/create-event.html</text:a> </text:p>
      <text:p text:style-name="P75">Event definition allows us to write complex programs. You only have to use the BEGIN … END blocks that are employed on the stored procedure syntax and you're ready to code.</text:p>
      <text:h text:style-name="P102" text:outline-level="2">Disabling and deleting events</text:h>
      <text:p text:style-name="P75">In case you want to do some maintenance work you could be interested in disabling your events. You can do this using the DROP EVENT and ALTER EVENT statements. These are some examples:<text:line-break/></text:p>
      <text:p text:style-name="P69">DROP EVENT event_name</text:p>
      <text:p text:style-name="P69">ALTER EVENT event_name DISABLE </text:p>
      <text:p text:style-name="P69">ALTER EVENT event_name ENABLE</text:p>
      <text:h text:style-name="P94" text:outline-level="1"><text:bookmark text:name="__RefHeading__1973_2058759875"/><text:soft-page-break/>Using PBLabs Profiler<text:bookmark-end text:name="__RefHeading__1973_2058759875"/></text:h>
      <text:p text:style-name="P74">PBLabs Profiler is a simple Flash profiler made to measure the callbacks that are made during the execution of the applications loaded into the Flash player instance.</text:p>
      <text:h text:style-name="P102" text:outline-level="2">Source checkout and build</text:h>
      <text:p text:style-name="P74">First of all you need to install <text:span text:style-name="T9">git</text:span> version control system on your system. There's an eclipse plugin out there that you can use, or you can try the command-line version. Then head over to this address to checkout the sources:</text:p>
      <text:p text:style-name="P74"><text:a xlink:type="simple" xlink:href="http://github.com/bengarney/PBLabsProfiler">http://github.com/bengarney/PBLabsProfiler</text:a> </text:p>
      <text:p text:style-name="P74">The program has preconfigured builders for both Windows and MacOS, but you have to build the code manually if you're under linux. Follow the instructions provided on the readme that accompanies the sources for updated info.</text:p>
      <text:p text:style-name="P74"><text:span text:style-name="T28">Step 1</text:span>. Compile Agent.as to Agent.swf:</text:p>
      <text:p text:style-name="P55"><text:tab/><text:span text:style-name="T19">mxmlc Agent.as -target-player=10</text:span></text:p>
      <text:p text:style-name="P74"><text:span text:style-name="T28">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P74"><text:a xlink:type="simple" xlink:href="http://www.eclipse.org/downloads/download.php?file=/eclipse/downloads/drops/R-3.5.2-201002111343/swt-3.5.2-gtk-linux-x86.zip">http://www.eclipse.org/downloads/download.php?file=/eclipse/downloads/drops/R-3.5.2-201002111343/swt-3.5.2-gtk-linux-x86.zip</text:a></text:p>
      <text:h text:style-name="P102" text:outline-level="2">Flash debugging output configuration</text:h>
      <text:p text:style-name="P74">In order to grab the output of PBLabsProfiler you must create a <text:span text:style-name="T28">mm.cfg </text:span>file under your home directory (<text:span text:style-name="T28">/home/username/mm.cfg</text:span>) and fill it with the following information:<text:line-break/></text:p>
      <text:p text:style-name="P72"><text:tab/>PreloadSwf=/path/to/PBLabsProfiler/Agent.swf</text:p>
      <text:p text:style-name="P72"><text:s text:c="4"/><text:tab/>TraceOutputFileEnable=1</text:p>
      <text:p text:style-name="P72"><text:tab/>ErrorReportingEnable=1`</text:p>
      <text:p text:style-name="P72"><text:tab/>MaxWarnings=1000000</text:p>
      <text:p text:style-name="P72"><text:tab/>TraceOutputBuffered=1</text:p>
      <text:p text:style-name="P74">This way Flash should output all the trace data to a file called flashlog.txt that will most likely be placed under <text:span text:style-name="T28">/home/username/.macromedia/Flash_player/logs/flashlog.txt</text:span></text:p>
      <text:p text:style-name="P74">More information on how to use the mm.cfg file:</text:p>
      <text:p text:style-name="P74"><text:a xlink:type="simple" xlink:href="http://blog.flexexamples.com/2007/08/26/debugging-flex-applications-with-mmcfg-and-flashlogtxt/">http://blog.flexexamples.com/2007/08/26/debugging-flex-applications-with-mmcfg-and-flashlogtxt/</text:a> </text:p>
      <text:h text:style-name="P102" text:outline-level="2"><text:soft-page-break/>Running the profiler</text:h>
      <text:p text:style-name="P74">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h text:style-name="P94" text:outline-level="1"><text:bookmark text:name="__RefHeading__2151_1956081136"/>Statistical data collected by the application<text:bookmark-end text:name="__RefHeading__2151_1956081136"/></text:h>
      <text:p text:style-name="P74">We currently collect quite some statistical data. These are some examples of what can be queried using the retrieved statistical data.</text:p>
      <text:p text:style-name="Text_20_body"/>
      <table:table table:name="Tabla5" table:style-name="Tabla5">
        <table:table-column table:style-name="Tabla5.A"/>
        <table:table-column table:style-name="Tabla5.B"/>
        <table:table-row table:style-name="Tabla5.1">
          <table:table-cell table:style-name="Tabla5.A1" office:value-type="string">
            <text:p text:style-name="P13">Feature</text:p>
          </table:table-cell>
          <table:table-cell table:style-name="Tabla5.B1" office:value-type="string">
            <text:p text:style-name="P13">SQL call example</text:p>
          </table:table-cell>
        </table:table-row>
        <table:table-row table:style-name="Tabla5.1">
          <table:table-cell table:style-name="Tabla5.A2" office:value-type="string">
            <text:p text:style-name="Table_20_Contents">How many users evaluated <text:span text:style-name="T28">user x.</text:span></text:p>
          </table:table-cell>
          <table:table-cell table:style-name="Tabla5.B2" office:value-type="string">
            <text:p text:style-name="P10">SELECT COUNT(*) AS evalCount </text:p>
            <text:p text:style-name="P10">FROM evaluation e INNER JOIN RESPONSE r on e.fk_response_id = r.id </text:p>
            <text:p text:style-name="P10">WHERE r.fk_user_id = '%d'</text:p>
          </table:table-cell>
        </table:table-row>
        <table:table-row table:style-name="Tabla5.1">
          <table:table-cell table:style-name="Tabla5.A2" office:value-type="string">
            <text:p text:style-name="Table_20_Contents">How many users did <text:span text:style-name="T28">user x</text:span> evaluate.</text:p>
          </table:table-cell>
          <table:table-cell table:style-name="Tabla5.B2" office:value-type="string">
            <text:p text:style-name="P10">SELECT COUNT(*) AS evalCount</text:p>
            <text:p text:style-name="P10">FROM evaluation</text:p>
            <text:p text:style-name="P10">WHERE fk_user_id='%d'</text:p>
          </table:table-cell>
        </table:table-row>
        <table:table-row table:style-name="Tabla5.1">
          <table:table-cell table:style-name="Tabla5.A2" office:value-type="string">
            <text:p text:style-name="Table_20_Contents">How many times did <text:span text:style-name="T28">user x</text:span> evaluate <text:span text:style-name="T28">user y</text:span>'s responses.</text:p>
          </table:table-cell>
          <table:table-cell table:style-name="Tabla5.B2" office:value-type="string">
            <text:p text:style-name="P10">SELECT COUNT(*) AS evalCount </text:p>
            <text:p text:style-name="P10">FROM evaluation e INNER JOIN RESPONSE r on e.fk_response_id = r.id </text:p>
            <text:p text:style-name="P10">WHERE r.fk_user_id = '%d' AND e.fk_user_id = '%d'</text:p>
          </table:table-cell>
        </table:table-row>
        <table:table-row table:style-name="Tabla5.1">
          <table:table-cell table:style-name="Tabla5.A2" office:value-type="string">
            <text:p text:style-name="Table_20_Contents">How many videos did <text:span text:style-name="T28">user x</text:span> upload (sorted by language).</text:p>
          </table:table-cell>
          <table:table-cell table:style-name="Tabla5.B2" office:value-type="string">
            <text:p text:style-name="P10">SELECT language, COUNT(*) AS exerciseCount </text:p>
            <text:p text:style-name="P10">FROM exercise </text:p>
            <text:p text:style-name="P10">WHERE fk_user_id='%d' </text:p>
            <text:p text:style-name="P10">GROUP BY language</text:p>
          </table:table-cell>
        </table:table-row>
        <table:table-row table:style-name="Tabla5.1">
          <table:table-cell table:style-name="Tabla5.A2" office:value-type="string">
            <text:p text:style-name="Table_20_Contents">How many videos did the <text:span text:style-name="T28">user x</text:span> rate.</text:p>
          </table:table-cell>
          <table:table-cell table:style-name="Tabla5.B2" office:value-type="string">
            <text:p text:style-name="P10">SELECT COUNT(*) </text:p>
            <text:p text:style-name="P10">FROM exercise_score</text:p>
            <text:p text:style-name="P10">WHERE fk_user_id = '%d'</text:p>
          </table:table-cell>
        </table:table-row>
        <table:table-row table:style-name="Tabla5.1">
          <table:table-cell table:style-name="Tabla5.A2" office:value-type="string">
            <text:p text:style-name="Table_20_Contents">How many times did the <text:span text:style-name="T28">user x</text:span> rate the <text:span text:style-name="T28">exercise z</text:span> between <text:span text:style-name="T28">dateA</text:span> and <text:span text:style-name="T28">dateB.</text:span></text:p>
          </table:table-cell>
          <table:table-cell table:style-name="Tabla5.B2" office:value-type="string">
            <text:p text:style-name="P10">SELECT COUNT(*)</text:p>
            <text:p text:style-name="P10">FROM exercise_score</text:p>
            <text:p text:style-name="P10">WHERE fk_user_id='%d' AND fk_exercise_id='%d' AND suggestion_date BETWEEN '%s' AND '%s'</text:p>
          </table:table-cell>
        </table:table-row>
        <table:table-row table:style-name="Tabla5.1">
          <table:table-cell table:style-name="Tabla5.A2" office:value-type="string">
            <text:p text:style-name="Table_20_Contents">How many sessions did the <text:span text:style-name="T28">user x</text:span> <text:s/>initialize between <text:span text:style-name="T28">dateA</text:span> and <text:span text:style-name="T28">dateB.</text:span></text:p>
          </table:table-cell>
          <table:table-cell table:style-name="Tabla5.B2" office:value-type="string">
            <text:p text:style-name="P10">SELECT COUNT(*)</text:p>
            <text:p text:style-name="P10">FROM user_session</text:p>
            <text:p text:style-name="P10">WHERE fk_user_id='%d' AND session_date BETWEEN '%s' AND '%s'</text:p>
          </table:table-cell>
        </table:table-row>
        <table:table-row table:style-name="Tabla5.1">
          <table:table-cell table:style-name="Tabla5.A2" office:value-type="string">
            <text:p text:style-name="Table_20_Contents">How many time did the <text:span text:style-name="T28">user x</text:span> spent using the application during the <text:span text:style-name="T28">last week</text:span>.</text:p>
          </table:table-cell>
          <table:table-cell table:style-name="Tabla5.B2" office:value-type="string">
            <text:p text:style-name="P10">SELECT SUM(duration)</text:p>
            <text:p text:style-name="P10">FROM user_session</text:p>
            <text:p text:style-name="P10">WHERE fk_user_id='%d' AND DATE_SUB(CURDATE(),INTERVAL 7 DAY) &lt;= session_date AND closed=1</text:p>
          </table:table-cell>
        </table:table-row>
        <text:soft-page-break/>
        <table:table-row table:style-name="Tabla5.1">
          <table:table-cell table:style-name="Tabla5.A2" office:value-type="string">
            <text:p text:style-name="Table_20_Contents">What exercises did the <text:span text:style-name="T28">user</text:span> watch and how many times .</text:p>
          </table:table-cell>
          <table:table-cell table:style-name="Tabla5.B2" office:value-type="string">
            <text:p text:style-name="P10">SELECT fk_exercise_id, COUNT(*)</text:p>
            <text:p text:style-name="P10">FROM user_videohistory</text:p>
            <text:p text:style-name="P10">WHERE fk_user_id='%d' AND response_attempt=0 AND fk_response_id IS NULL</text:p>
            <text:p text:style-name="P10">GROUP BY fk_exercise_id</text:p>
          </table:table-cell>
        </table:table-row>
        <table:table-row table:style-name="Tabla5.1">
          <table:table-cell table:style-name="Tabla5.A2" office:value-type="string">
            <text:p text:style-name="Table_20_Contents">Know if the response to an exercise is recorded in the same session as when it is watched.</text:p>
          </table:table-cell>
          <table:table-cell table:style-name="Tabla5.B2" office:value-type="string">
            <text:p text:style-name="P10">SELECT fk_user_session_id, fk_exercise_id, SUM(response_attempt)&gt;0 AS responseGiven </text:p>
            <text:p text:style-name="P10">FROM user_videohistory </text:p>
            <text:p text:style-name="P10">WHERE fk_user_id='%d'</text:p>
            <text:p text:style-name="P10">GROUP BY fk_user_session_id, fk_exercise_id </text:p>
            <text:p text:style-name="P10">ORDER BY fk_user_session_id, fk_exercise_id</text:p>
          </table:table-cell>
        </table:table-row>
        <table:table-row table:style-name="Tabla5.1">
          <table:table-cell table:style-name="Tabla5.A2" office:value-type="string">
            <text:p text:style-name="Table_20_Contents">Know if the user used subtitles when recording a response. If so, which language where those subtitles.</text:p>
          </table:table-cell>
          <table:table-cell table:style-name="Tabla5.B2" office:value-type="string">
            <text:p text:style-name="P10">SELECT v.fk_exercise_id, v.are_subtitles_used, s.language</text:p>
            <text:p text:style-name="P10">FROM user_videohistory v LEFT OUTER JOIN subtitle s ON v.fk_subtitle_id = s.id</text:p>
            <text:p text:style-name="P10">WHERE fk_user_id='%d' AND (response_attempt=1 OR fk_response_id is NOT NULL)</text:p>
          </table:table-cell>
        </table:table-row>
      </table:table>
      <text:p text:style-name="P74">Of course, using the <text:span text:style-name="T28">user_videohistory</text:span> we can also track which are the user's favorite roles in each exercise, how many times was the exercise watched before deciding to record. How many times did the user do trial responses until he/she was satisfied and saved one...</text:p>
      <text:p text:style-name="P74">In general every table on the database has a date flag and is intertwined either with an user or exercise reference, this was done that way to ease the extraction of statistical data.</text:p>
      <text:h text:style-name="P94" text:outline-level="1"><text:bookmark text:name="__RefHeading__2231_336332691"/>MySQL Stored Procedures don't improve performance<text:bookmark-end text:name="__RefHeading__2231_336332691"/></text:h>
      <text:p text:style-name="P74">It's a common mistake to think of MySQL's stored procedures in the same way as the stored procedures of other DBMS such as SQL Server or Oracle DB Server.</text:p>
      <text:p text:style-name="P74">Most people think that stored procedures are <text:span text:style-name="Strong_20_Emphasis">are compiled and stored in a global stored procedure cache</text:span><text:span text:style-name="Strong_20_Emphasis"><text:span text:style-name="T10">, similar to what it's done on the aforementioned systems. But the truth is that in MySQL </text:span></text:span><text:span text:style-name="Strong_20_Emphasis"><text:span text:style-name="T9">every single connection to the server</text:span></text:span><text:span text:style-name="Strong_20_Emphasis"><text:span text:style-name="T10"> maintains it’s own stored procedure cache.</text:span></text:span></text:p>
      <text:p text:style-name="P74"><text:span text:style-name="Strong_20_Emphasis"><text:span text:style-name="T10">This means two very important things that developers should take into account:</text:span></text:span></text:p>
      <text:list xml:id="list1626895166" text:style-name="L4">
        <text:list-item>
          <text:p text:style-name="P91"><text:span text:style-name="Strong_20_Emphasis"><text:span text:style-name="T10">If you operate in a shared-nothing environment — for example, the majority of PHP and Python applications that do </text:span></text:span><text:span text:style-name="Strong_20_Emphasis"><text:span text:style-name="Emphasis"><text:span text:style-name="T10">not</text:span></text:span></text:span><text:span text:style-name="Strong_20_Emphasis"><text:span text:style-name="T10"> use connection pooling or persistent connections — if your application uses stored procedures, the connection is compiling the stored procedure, storing it in a cache, and destroying that cache every single time you connect to the database server and issue a CALL statement </text:span></text:span></text:p>
        </text:list-item>
        <text:list-item>
          <text:p text:style-name="P91">If you use stored procedures, the <text:span text:style-name="Strong_20_Emphasis">memory usage</text:span> of every single connection that uses those stored procedures is going to increase, and will increase substantially if you use many stored procedures</text:p>
        </text:list-item>
      </text:list>
      <text:p text:style-name="P74">So generally speaking you shouldn't use stored procedures unless you are aware of what you are doing. You ought to carefully analize your application's needs and see if using this feature is for the <text:soft-page-break/>better or for the worse.</text:p>
      <text:p text:style-name="P74">Information source: <text:a xlink:type="simple" xlink:href="http://www.joinfu.com/2010/05/mysql-stored-procedures-aint-all-that/">http://www.joinfu.com/2010/05/mysql-stored-procedures-aint-all-that/</text:a> </text:p>
      <text:h text:style-name="P93" text:outline-level="1"><text:bookmark text:name="__RefHeading__2767_191361385"/>Compile and build Red5 v1.0 with domain security check<text:bookmark-end text:name="__RefHeading__2767_191361385"/></text:h>
      <text:p text:style-name="P76"><text:span text:style-name="T64">Since the 0.8.0 pretty stable tag version Red5 introduced a big bug that caused the Red5 instance to hang-up when seeking backward or forward during the video playback. Thus, all the revisions after the 0.8.0 were useless for our purposes. The bug was there for more than a year until some community member took the time to fix it </text:span><text:a xlink:type="simple" xlink:href="http://old.nabble.com/-PATCH--PlayEngine-race-conditions-td30079890.html"><text:span text:style-name="T64">http://old.nabble.com/-PATCH--PlayEngine-race-conditions-td30079890.html</text:span></text:a><text:span text:style-name="T64">. Since the new version seems to work quite nicely we decided it was time to move forward and leave the </text:span><text:span text:style-name="T65">old-fashioned</text:span><text:span text:style-name="T64"> 0.8.0 behind. </text:span></text:p>
      <text:p text:style-name="P76"><text:span text:style-name="T64">We're going to use eclipse and the subclipse and IvyDE plug-ins to perform all the build tasks but you </text:span><text:span text:style-name="T65">can do the same using </text:span><text:span text:style-name="T29">ant</text:span><text:span text:style-name="T65"> and your </text:span><text:span text:style-name="T29">terminal</text:span><text:span text:style-name="T64">.</text:span></text:p>
      <text:list xml:id="list545540388" text:style-name="L5">
        <text:list-item>
          <text:p text:style-name="P88">Run eclipse</text:p>
        </text:list-item>
        <text:list-item>
          <text:p text:style-name="P95"><text:span text:style-name="T65">Choose </text:span><text:span text:style-name="T60">Window </text:span><text:span text:style-name="T61">→ Open Perspective → Other... → SVN Repository Exploring</text:span></text:p>
        </text:list-item>
      </text:list>
      <text:p text:style-name="P96"/>
      <text:list xml:id="list1615461051" text:continue-numbering="true" text:style-name="L5">
        <text:list-item>
          <text:p text:style-name="P95"><text:span text:style-name="T66">Right click </text:span><text:span text:style-name="T61">New → Repository Location...</text:span><text:span text:style-name="T66"> and add the following repository:</text:span></text:p>
        </text:list-item>
      </text:list>
      <text:p text:style-name="P97"/>
      <text:p text:style-name="P30"><text:bookmark text:name="checkoutcmd"/><text:a xlink:type="simple" xlink:href="http://red5.googlecode.com/svn/java"><text:span text:style-name="Teletype"><text:span text:style-name="Strong_20_Emphasis"><text:span text:style-name="Emphasis"><text:span text:style-name="T33">http</text:span></text:span></text:span></text:span></text:a><text:a xlink:type="simple" xlink:href="http://red5.googlecode.com/svn/java"><text:span text:style-name="Teletype"><text:span text:style-name="T33">://red5.googlecode.com/svn/java/server/trunk</text:span></text:span></text:a></text:p>
      <text:p text:style-name="P30"><text:span text:style-name="Teletype"><text:span text:style-name="T32"/></text:span></text:p>
      <text:list xml:id="list1889797116" text:style-name="L6">
        <text:list-item>
          <text:p text:style-name="P98"><text:span text:style-name="Teletype"><text:span text:style-name="T57">Right click </text:span></text:span><text:span text:style-name="Teletype"><text:span text:style-name="T62">Checkout... → Finish</text:span></text:span></text:p>
          <text:p text:style-name="P98"><text:span text:style-name="Teletype"><text:span text:style-name="T62"/></text:span></text:p>
        </text:list-item>
      </text:list>
      <text:p text:style-name="P14"><text:span text:style-name="Teletype"><text:span text:style-name="T53">Switch back to the Java perspective and make sure </text:span></text:span><text:span text:style-name="Teletype"><text:span text:style-name="T54">no errors are displayed in the </text:span></text:span><text:span text:style-name="Teletype"><text:span text:style-name="T36">Problems</text:span></text:span><text:span text:style-name="Teletype"><text:span text:style-name="T54"> tab. If errors are displayed, it is most likely that they were caused by a defective Ivy dependency resolve, so right click over the </text:span></text:span><text:span text:style-name="Teletype"><text:span text:style-name="T36">ivy.xml</text:span></text:span><text:span text:style-name="Teletype"><text:span text:style-name="T54"> library icon and choose </text:span></text:span><text:span text:style-name="Teletype"><text:span text:style-name="T36">Resolve</text:span></text:span><text:span text:style-name="Teletype"><text:span text:style-name="T54">. This make take a while, be patient.</text:span></text:span></text:p>
      <text:p text:style-name="P14"><text:span text:style-name="Teletype"><text:span text:style-name="T54"/></text:span></text:p>
      <text:p text:style-name="P15"><text:span text:style-name="Teletype"><text:span text:style-name="T54">Now, to build and compile the server right click over </text:span></text:span><text:span text:style-name="Teletype"><text:span text:style-name="T36">build.xml</text:span></text:span><text:span text:style-name="Teletype"><text:span text:style-name="T54"> and choose </text:span></text:span><text:span text:style-name="Teletype"><text:span text:style-name="T67">Run As → Ant Build</text:span></text:span><text:span text:style-name="Teletype"><text:span text:style-name="T53">. </text:span></text:span><text:span text:style-name="Teletype"><text:span text:style-name="T55">If everything went OK you should see a </text:span></text:span><text:span text:style-name="Teletype"><text:span text:style-name="T68">BUILD SUCCESSFUL</text:span></text:span><text:span text:style-name="Teletype"><text:span text:style-name="T69"> </text:span></text:span><text:span text:style-name="Teletype"><text:span text:style-name="T70">message on your </text:span></text:span><text:span text:style-name="Teletype"><text:span text:style-name="T72">Console</text:span></text:span><text:span text:style-name="Teletype"><text:span text:style-name="T70"> tab. </text:span></text:span></text:p>
      <text:p text:style-name="P15"><text:span text:style-name="Teletype"><text:span text:style-name="T70"/></text:span></text:p>
      <text:p text:style-name="P15"><text:span text:style-name="Teletype"><text:span text:style-name="T70">Your compiled server should be placed in the </text:span></text:span><text:span text:style-name="Teletype"><text:span text:style-name="T72">dist</text:span></text:span><text:span text:style-name="Teletype"><text:span text:style-name="T70"> folder of your current eclipse project's path. </text:span></text:span></text:p>
      <text:p text:style-name="P15"><text:span text:style-name="Teletype"><text:span text:style-name="T70"/></text:span></text:p>
      <text:p text:style-name="P15"><text:span text:style-name="Teletype"><text:span text:style-name="T71">Now</text:span></text:span><text:span text:style-name="Teletype"><text:span text:style-name="T70"> open a terminal and type the following:</text:span></text:span></text:p>
      <text:p text:style-name="P56"><text:span text:style-name="Teletype"><text:span text:style-name="T23">export RED5_HOME=/</text:span></text:span><text:span text:style-name="Teletype"><text:span text:style-name="T23">path_to_your_eclipse_project/dist</text:span></text:span><text:span text:style-name="Teletype"><text:span text:style-name="T23"><text:line-break/>cd /path_to_your_eclipse_project/dist<text:line-break/>./red5.sh</text:span></text:span></text:p>
      <text:p text:style-name="P70"><text:span text:style-name="Teletype"><text:span text:style-name="T70"/></text:span></text:p>
      <text:p text:style-name="P32"><text:span text:style-name="Teletype"><text:span text:style-name="T70">If the instantiation was correct you should see the welcome page of Red5 in your browser when typing </text:span></text:span><text:a xlink:type="simple" xlink:href="http://localhost:5080/"><text:span text:style-name="Teletype"><text:span text:style-name="T78">http://localhost:5080</text:span></text:span></text:a></text:p>
      <text:h text:style-name="Heading_20_2" text:outline-level="2"><text:span text:style-name="Teletype"><text:span text:style-name="T76">Install oflaDemo</text:span></text:span></text:h>
      <text:p text:style-name="P77"><text:span text:style-name="Teletype"><text:span text:style-name="T58">With a server instance running open </text:span></text:span><text:a xlink:type="simple" xlink:href="http://localhost:5080/"><text:span text:style-name="Teletype"><text:span text:style-name="T78">http://localhost:5080</text:span></text:span></text:a><text:span text:style-name="Teletype"><text:span text:style-name="T58"> in your browser and choose </text:span></text:span><text:a xlink:type="simple" xlink:href="http://localhost:5080/installer" office:target-frame-name="_blank" xlink:show="new"><text:span text:style-name="Teletype"><text:span text:style-name="T37">Install</text:span></text:span></text:a><text:span text:style-name="Teletype"><text:span text:style-name="T37"> a ready-made application</text:span></text:span><text:span text:style-name="Teletype"><text:span text:style-name="T56">. On the list choose oflaDemo and install it.</text:span></text:span></text:p>
      <text:p text:style-name="P77"><text:soft-page-break/><text:span text:style-name="Teletype"><text:span text:style-name="T56">Now you should be able to connect to rtmp://localhost/oflaDemo and to stream the videos you place on that place.</text:span></text:span></text:p>
      <text:h text:style-name="P100" text:outline-level="2"><text:span text:style-name="Teletype"><text:span text:style-name="T77">Secure oflaDemo using the securityplugin</text:span></text:span></text:h>
      <text:p text:style-name="Standard"><text:span text:style-name="Teletype"><text:span text:style-name="T50">We want to protect the oflaDemo so that only the allowed domains can use it's services, this way we avoid unwanted exploitation of our bandwidth and resources.</text:span></text:span></text:p>
      <text:p text:style-name="Standard"><text:span text:style-name="Teletype"><text:span text:style-name="T50"/></text:span></text:p>
      <text:p text:style-name="Standard"><text:span text:style-name="Teletype"><text:span text:style-name="T50">Open eclipse and checkout the following sources:</text:span></text:span></text:p>
      <text:p text:style-name="Standard"><text:span text:style-name="Teletype"><text:span text:style-name="T50"/></text:span></text:p>
      <text:p text:style-name="P31"><text:a xlink:type="simple" xlink:href="http://red5.googlecode.com/svn/java/plugins/trunk/securityplugin"><text:span text:style-name="Emphasis"><text:span text:style-name="T33">http</text:span></text:span></text:a><text:a xlink:type="simple" xlink:href="http://red5.googlecode.com/svn/java/plugins/trunk/securityplugin"><text:span text:style-name="Teletype"><text:span text:style-name="T33">://red5.googlecode.com/svn/java/</text:span></text:span></text:a><text:a xlink:type="simple" xlink:href="http://red5.googlecode.com/svn/java/plugins/trunk/securityplugin"><text:span text:style-name="T34">plugins/trunk/securityplugin</text:span></text:a></text:p>
      <text:p text:style-name="P82"/>
      <text:p text:style-name="P33"><text:span text:style-name="T44">Add the following line to the </text:span><text:span text:style-name="T34">ivy.xml</text:span><text:span text:style-name="T44"> file and perform a </text:span><text:span text:style-name="T34">Resolve</text:span><text:span text:style-name="T44"> to fix the dependency errors.</text:span></text:p>
      <text:p text:style-name="P83"/>
      <text:p text:style-name="P35"><text:span text:style-name="T79"><text:s text:c="8"/></text:span><text:span text:style-name="T80">&lt;</text:span><text:span text:style-name="T81">dependency</text:span><text:span text:style-name="T44"> </text:span><text:span text:style-name="T82">org</text:span><text:span text:style-name="T79">=</text:span><text:span text:style-name="T48">"mina"</text:span><text:span text:style-name="T44"> </text:span><text:span text:style-name="T82">name</text:span><text:span text:style-name="T79">=</text:span><text:span text:style-name="T48">"mina-core"</text:span><text:span text:style-name="T44"> </text:span><text:span text:style-name="T82">rev</text:span><text:span text:style-name="T79">=</text:span><text:span text:style-name="T48">"2.0.1"</text:span><text:span text:style-name="T44"> </text:span><text:span text:style-name="T80">/&gt;</text:span></text:p>
      <text:p text:style-name="P84"/>
      <text:p text:style-name="P34"><text:span text:style-name="T74">Change the </text:span><text:span text:style-name="T24">red5.root=</text:span><text:span text:style-name="T49">/www/red5_server_xuggle_timestamp_fixes </text:span><text:span text:style-name="T75">entry of </text:span><text:span text:style-name="T73">build.properties</text:span><text:span text:style-name="T75"> so that it points to your </text:span><text:span text:style-name="T73">$RED5_HOME</text:span><text:span text:style-name="T75">.</text:span><text:span text:style-name="T75"> </text:span>When no errors are displayed do an ant build using the provided build.xml file. Copy the resulting securityplugin.jar file from it's location to red5's plugins folder</text:p>
      <text:p text:style-name="P85"/>
      <text:p text:style-name="P85"><text:tab/><text:span text:style-name="T85">cp /path_to_your_security_plugin_project/securityplugin.jar $RED5_HOME/plugins</text:span></text:p>
      <text:p text:style-name="P85"/>
      <text:p text:style-name="P86">The next step is to <text:span text:style-name="T83">add new lines to</text:span> oflaDemo's configuration file </text:p>
      <text:p text:style-name="P86"/>
      <text:p text:style-name="P86"><text:tab/><text:span text:style-name="T85">$RED5_HOME/webapps/oflaDemo/WEB-INF/red5-web.xml </text:span></text:p>
      <text:p text:style-name="P86"/>
      <text:p text:style-name="P65"><text:span text:style-name="T35">&lt;bean class="org.red5.server.plugin.PluginDescriptor"&gt; <text:line-break/><text:tab/></text:span><text:span text:style-name="T46">&lt;property name="pluginName" value="securityPlugin"/&gt; <text:line-break/><text:tab/>&lt;property name="pluginType" <text:line-break/><text:tab/><text:tab/> <text:s text:c="3"/>value="org.red5.server.plugin.security.SecurityPlugin"/&gt;<text:line-break/><text:tab/>&lt;property name="method" value="getPlaybackSecurityHandler"/&gt; <text:line-break/><text:tab/>&lt;property name="methodReturnType" <text:line-break/><text:tab/><text:tab/>value="org.red5.server.plugin.security.PlaybackSecurityHandler"/&gt; <text:tab/>&lt;property name="properties"&gt; <text:line-break/><text:tab/>&lt;map&gt; &lt;entry&gt; <text:line-break/><text:tab/>&lt;key&gt;&lt;value&gt;htmlDomains&lt;/value&gt;&lt;/key&gt; <text:tab/><text:tab/><text:tab/>&lt;value&gt;</text:span><text:a xlink:type="simple" xlink:href="../../../../../../../../path_to_red5_server/webapps/oflaDemo/WEB-INF/allowedHTMLdomains.txt"><text:span text:style-name="T46">file:///path_to_red5_server/webapps/oflaDemo/WEB-INF/allowedHTMLdomains.txt</text:span></text:a><text:span text:style-name="T46">&lt;/value&gt; <text:line-break/><text:tab/>&lt;/entry&gt; <text:line-break/><text:tab/>&lt;entry&gt; <text:line-break/><text:tab/>&lt;key&gt;&lt;value&gt;swfDomains&lt;/value&gt;&lt;/key&gt; <text:tab/>&lt;value&gt;</text:span><text:a xlink:type="simple" xlink:href="../../../../../../../../path_to_red5_server/webapps/oflaDemo/WEB-INF/allowedSWFdomains.txt"><text:span text:style-name="T46">file:///path_to_red5_server/webapps/oflaDemo/WEB-INF/allowedSWFdomains.txt</text:span></text:a><text:span text:style-name="T46">&lt;/value&gt;<text:line-break/><text:tab/>&lt;/entry&gt; &lt;/map&gt; <text:line-break/><text:tab/>&lt;/property&gt; <text:line-break/>&lt;/bean&gt; </text:span></text:p>
      <text:p text:style-name="P86"/>
      <text:p text:style-name="P36"><text:span text:style-name="T46">Then</text:span><text:span text:style-name="T45"> create an allowed domains file </text:span><text:span text:style-name="T46">and add the allowed domains to it. Since the plug-in uses the incoming referer to forbid or grant access, we encourage to use IP numbers instead of aliases.</text:span></text:p>
      <text:p text:style-name="P87"><text:soft-page-break/>To check if everything is fine try to play a video that's hosted on your oflaDemo application from a domain that's not on the allowed list. You should receive a NetStream.Failed error and see no video.</text:p>
      <text:p text:style-name="Standard"><text:span text:style-name="Teletype"><text:span text:style-name="T50"><text:tab/></text:span></text:span></text:p>
      <text:p text:style-name="P89"/>
      <text:p text:style-name="P90"/>
      <text:p text:style-name="P73"><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6-15T21:41:31.95" text:fixed="true">06/15/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11-30T10:00:50.99">2010</text:date></text:p>
            </table:table-cell>
            <table:table-cell table:style-name="Tabla1.C1" office:value-type="string">
              <text:p text:style-name="MP5"><text:page-number text:select-page="current">29</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0-11-30T10:00:51</dc:date>
    <meta:editing-duration>PT19H31M14S</meta:editing-duration>
    <meta:editing-cycles>65</meta:editing-cycles>
    <meta:generator>OpenOffice.org/3.2$Linux OpenOffice.org_project/320m19$Build-9505</meta:generator>
    <dc:creator>Inko </dc:creator>
    <meta:document-statistic meta:table-count="6" meta:image-count="0" meta:object-count="0" meta:page-count="29" meta:paragraph-count="593" meta:word-count="6269" meta:character-count="43528"/>
    <meta:user-defined meta:name="Información 1"/>
    <meta:user-defined meta:name="Información 2"/>
    <meta:user-defined meta:name="Información 3"/>
    <meta:user-defined meta:name="Información 4"/>
  </office:meta>
</office:document-meta>
</file>